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background-color="#eeeeee"/>
    </style:style>
    <style:style style:name="ce3" style:family="table-cell" style:parent-style-name="Default" style:data-style-name="N11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all_features_except_theta_pc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987" table:default-cell-style-name="Default"/>
        <table:table-row table:style-name="ro1">
          <table:table-cell/>
          <table:table-cell office:value-type="string" calcext:value-type="string">
            <text:p>Prin1</text:p>
          </table:table-cell>
          <table:table-cell office:value-type="string" calcext:value-type="string">
            <text:p>Prin2</text:p>
          </table:table-cell>
          <table:table-cell office:value-type="string" calcext:value-type="string">
            <text:p>Prin3</text:p>
          </table:table-cell>
          <table:table-cell office:value-type="string" calcext:value-type="string">
            <text:p>Prin4</text:p>
          </table:table-cell>
          <table:table-cell office:value-type="string" calcext:value-type="string">
            <text:p>Prin5</text:p>
          </table:table-cell>
          <table:table-cell table:style-name="Default"/>
          <table:table-cell office:value-type="string" calcext:value-type="string">
            <text:p>Prin6</text:p>
          </table:table-cell>
          <table:table-cell office:value-type="string" calcext:value-type="string">
            <text:p>Prin7</text:p>
          </table:table-cell>
          <table:table-cell office:value-type="string" calcext:value-type="string">
            <text:p>Prin8</text:p>
          </table:table-cell>
          <table:table-cell office:value-type="string" calcext:value-type="string">
            <text:p>Prin9</text:p>
          </table:table-cell>
          <table:table-cell office:value-type="string" calcext:value-type="string">
            <text:p>Prin10</text:p>
          </table:table-cell>
          <table:table-cell office:value-type="string" calcext:value-type="string">
            <text:p>Prin11</text:p>
          </table:table-cell>
          <table:table-cell office:value-type="string" calcext:value-type="string">
            <text:p>Prin12</text:p>
          </table:table-cell>
          <table:table-cell office:value-type="string" calcext:value-type="string">
            <text:p>Prin13</text:p>
          </table:table-cell>
          <table:table-cell office:value-type="string" calcext:value-type="string">
            <text:p>Prin14</text:p>
          </table:table-cell>
          <table:table-cell office:value-type="string" calcext:value-type="string">
            <text:p>Prin15</text:p>
          </table:table-cell>
          <table:table-cell office:value-type="string" calcext:value-type="string">
            <text:p>Prin16</text:p>
          </table:table-cell>
          <table:table-cell office:value-type="string" calcext:value-type="string">
            <text:p>Prin17</text:p>
          </table:table-cell>
          <table:table-cell office:value-type="string" calcext:value-type="string">
            <text:p>Prin18</text:p>
          </table:table-cell>
          <table:table-cell office:value-type="string" calcext:value-type="string">
            <text:p>Prin19</text:p>
          </table:table-cell>
          <table:table-cell office:value-type="string" calcext:value-type="string">
            <text:p>Prin20</text:p>
          </table:table-cell>
          <table:table-cell office:value-type="string" calcext:value-type="string">
            <text:p>Prin21</text:p>
          </table:table-cell>
          <table:table-cell office:value-type="string" calcext:value-type="string">
            <text:p>Prin22</text:p>
          </table:table-cell>
          <table:table-cell office:value-type="string" calcext:value-type="string">
            <text:p>Prin23</text:p>
          </table:table-cell>
          <table:table-cell office:value-type="string" calcext:value-type="string">
            <text:p>Prin24</text:p>
          </table:table-cell>
          <table:table-cell office:value-type="string" calcext:value-type="string">
            <text:p>Prin25</text:p>
          </table:table-cell>
          <table:table-cell office:value-type="string" calcext:value-type="string">
            <text:p>Prin26</text:p>
          </table:table-cell>
          <table:table-cell office:value-type="string" calcext:value-type="string">
            <text:p>Prin27</text:p>
          </table:table-cell>
          <table:table-cell office:value-type="string" calcext:value-type="string">
            <text:p>Prin28</text:p>
          </table:table-cell>
          <table:table-cell office:value-type="string" calcext:value-type="string">
            <text:p>Prin29</text:p>
          </table:table-cell>
          <table:table-cell office:value-type="string" calcext:value-type="string">
            <text:p>Prin30</text:p>
          </table:table-cell>
          <table:table-cell office:value-type="string" calcext:value-type="string">
            <text:p>Prin31</text:p>
          </table:table-cell>
          <table:table-cell office:value-type="string" calcext:value-type="string">
            <text:p>Prin32</text:p>
          </table:table-cell>
          <table:table-cell office:value-type="string" calcext:value-type="string">
            <text:p>Prin33</text:p>
          </table:table-cell>
          <table:table-cell office:value-type="string" calcext:value-type="string">
            <text:p>Prin34</text:p>
          </table:table-cell>
          <table:table-cell office:value-type="string" calcext:value-type="string">
            <text:p>Prin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mean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-0.05719" calcext:value-type="float">
            <text:p>-0.05719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-0.02124" calcext:value-type="float">
            <text:p>-0.02124</text:p>
          </table:table-cell>
          <table:table-cell office:value-type="float" office:value="-0.08875" calcext:value-type="float">
            <text:p>-0.08875</text:p>
          </table:table-cell>
          <table:table-cell table:formula="of:=SUM([.B2:.F2])" office:value-type="percentage" office:value="0.26252" calcext:value-type="percentage">
            <text:p>26.25%</text:p>
          </table:table-cell>
          <table:table-cell office:value-type="float" office:value="-0.25922" calcext:value-type="float">
            <text:p>-0.25922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-0.01962" calcext:value-type="float">
            <text:p>-0.01962</text:p>
          </table:table-cell>
          <table:table-cell office:value-type="float" office:value="-0.01338" calcext:value-type="float">
            <text:p>-0.01338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6618" calcext:value-type="float">
            <text:p>-0.06618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21088" calcext:value-type="float">
            <text:p>0.21088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02994" calcext:value-type="float">
            <text:p>0.02994</text:p>
          </table:table-cell>
          <table:table-cell office:value-type="float" office:value="0.10395" calcext:value-type="float">
            <text:p>0.10395</text:p>
          </table:table-cell>
          <table:table-cell office:value-type="float" office:value="-0.01318" calcext:value-type="float">
            <text:p>-0.01318</text:p>
          </table:table-cell>
          <table:table-cell office:value-type="float" office:value="-0.01924" calcext:value-type="float">
            <text:p>-0.01924</text:p>
          </table:table-cell>
          <table:table-cell office:value-type="float" office:value="-0.10155" calcext:value-type="float">
            <text:p>-0.10155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-0.01059" calcext:value-type="float">
            <text:p>-0.01059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-0.04232" calcext:value-type="float">
            <text:p>-0.04232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7696" calcext:value-type="float">
            <text:p>0.07696</text:p>
          </table:table-cell>
          <table:table-cell office:value-type="float" office:value="-0.02674" calcext:value-type="float">
            <text:p>-0.02674</text:p>
          </table:table-cell>
          <table:table-cell office:value-type="float" office:value="-0.0685" calcext:value-type="float">
            <text:p>-0.0685</text:p>
          </table:table-cell>
          <table:table-cell office:value-type="float" office:value="-0.67638" calcext:value-type="float">
            <text:p>-0.67638</text:p>
          </table:table-cell>
          <table:table-cell office:value-type="float" office:value="-0.40953" calcext:value-type="float">
            <text:p>-0.40953</text:p>
          </table:table-cell>
          <table:table-cell office:value-type="float" office:value="-0.17262" calcext:value-type="float">
            <text:p>-0.17262</text:p>
          </table:table-cell>
          <table:table-cell office:value-type="float" office:value="-0.07625" calcext:value-type="float">
            <text:p>-0.076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median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07911" calcext:value-type="float">
            <text:p>0.07911</text:p>
          </table:table-cell>
          <table:table-cell office:value-type="float" office:value="-0.03153" calcext:value-type="float">
            <text:p>-0.03153</text:p>
          </table:table-cell>
          <table:table-cell office:value-type="float" office:value="0.08648" calcext:value-type="float">
            <text:p>0.08648</text:p>
          </table:table-cell>
          <table:table-cell table:style-name="ce3" table:formula="of:=SUM([.B3:.F3])" office:value-type="percentage" office:value="0.50466" calcext:value-type="percentage">
            <text:p>50.47%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-0.02015" calcext:value-type="float">
            <text:p>-0.02015</text:p>
          </table:table-cell>
          <table:table-cell office:value-type="float" office:value="-0.16995" calcext:value-type="float">
            <text:p>-0.16995</text:p>
          </table:table-cell>
          <table:table-cell office:value-type="float" office:value="-0.06404" calcext:value-type="float">
            <text:p>-0.06404</text:p>
          </table:table-cell>
          <table:table-cell office:value-type="float" office:value="-0.02601" calcext:value-type="float">
            <text:p>-0.02601</text:p>
          </table:table-cell>
          <table:table-cell office:value-type="float" office:value="-0.06564" calcext:value-type="float">
            <text:p>-0.06564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5305" calcext:value-type="float">
            <text:p>0.05305</text:p>
          </table:table-cell>
          <table:table-cell office:value-type="float" office:value="-0.18991" calcext:value-type="float">
            <text:p>-0.18991</text:p>
          </table:table-cell>
          <table:table-cell office:value-type="float" office:value="-0.33579" calcext:value-type="float">
            <text:p>-0.33579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-0.23038" calcext:value-type="float">
            <text:p>-0.23038</text:p>
          </table:table-cell>
          <table:table-cell office:value-type="float" office:value="-0.07547" calcext:value-type="float">
            <text:p>-0.07547</text:p>
          </table:table-cell>
          <table:table-cell office:value-type="float" office:value="-0.7149" calcext:value-type="float">
            <text:p>-0.7149</text:p>
          </table:table-cell>
          <table:table-cell office:value-type="float" office:value="0.23213" calcext:value-type="float">
            <text:p>0.23213</text:p>
          </table:table-cell>
          <table:table-cell office:value-type="float" office:value="0.06849" calcext:value-type="float">
            <text:p>0.06849</text:p>
          </table:table-cell>
          <table:table-cell office:value-type="float" office:value="-0.08691" calcext:value-type="float">
            <text:p>-0.08691</text:p>
          </table:table-cell>
          <table:table-cell office:value-type="float" office:value="-0.18448" calcext:value-type="float">
            <text:p>-0.18448</text:p>
          </table:table-cell>
          <table:table-cell office:value-type="float" office:value="0.13709" calcext:value-type="float">
            <text:p>0.13709</text:p>
          </table:table-cell>
          <table:table-cell office:value-type="float" office:value="-0.06629" calcext:value-type="float">
            <text:p>-0.06629</text:p>
          </table:table-cell>
          <table:table-cell office:value-type="float" office:value="-0.00671" calcext:value-type="float">
            <text:p>-0.0067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34" calcext:value-type="float">
            <text:p>0.0003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mode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14382" calcext:value-type="float">
            <text:p>0.14382</text:p>
          </table:table-cell>
          <table:table-cell office:value-type="float" office:value="-0.07452" calcext:value-type="float">
            <text:p>-0.07452</text:p>
          </table:table-cell>
          <table:table-cell office:value-type="float" office:value="0.40602" calcext:value-type="float">
            <text:p>0.40602</text:p>
          </table:table-cell>
          <table:table-cell table:style-name="ce3" table:formula="of:=SUM([.B4:.F4])" office:value-type="percentage" office:value="0.5117" calcext:value-type="percentage">
            <text:p>51.17%</text:p>
          </table:table-cell>
          <table:table-cell office:value-type="float" office:value="-0.05546" calcext:value-type="float">
            <text:p>-0.05546</text:p>
          </table:table-cell>
          <table:table-cell office:value-type="float" office:value="-0.04117" calcext:value-type="float">
            <text:p>-0.04117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22111" calcext:value-type="float">
            <text:p>0.22111</text:p>
          </table:table-cell>
          <table:table-cell office:value-type="float" office:value="0.07969" calcext:value-type="float">
            <text:p>0.07969</text:p>
          </table:table-cell>
          <table:table-cell office:value-type="float" office:value="-0.02764" calcext:value-type="float">
            <text:p>-0.02764</text:p>
          </table:table-cell>
          <table:table-cell office:value-type="float" office:value="0.84022" calcext:value-type="float">
            <text:p>0.84022</text:p>
          </table:table-cell>
          <table:table-cell office:value-type="float" office:value="0.04419" calcext:value-type="float">
            <text:p>0.04419</text:p>
          </table:table-cell>
          <table:table-cell office:value-type="float" office:value="0.16808" calcext:value-type="float">
            <text:p>0.16808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-0.08031" calcext:value-type="float">
            <text:p>-0.08031</text:p>
          </table:table-cell>
          <table:table-cell office:value-type="float" office:value="-0.04397" calcext:value-type="float">
            <text:p>-0.04397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-0.01195" calcext:value-type="float">
            <text:p>-0.01195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0771" calcext:value-type="float">
            <text:p>-0.00771</text:p>
          </table:table-cell>
          <table:table-cell office:value-type="float" office:value="-0.00305" calcext:value-type="float">
            <text:p>-0.00305</text:p>
          </table:table-cell>
          <table:table-cell office:value-type="float" office:value="-0.00944" calcext:value-type="float">
            <text:p>-0.00944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1586" calcext:value-type="float">
            <text:p>-0.0158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118" calcext:value-type="float">
            <text:p>-0.00118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16" calcext:value-type="float">
            <text:p>-0.0001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0003" calcext:value-type="float">
            <text:p>-3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iqr</text:p>
          </table:table-cell>
          <table:table-cell office:value-type="float" office:value="0.07992" calcext:value-type="float">
            <text:p>0.07992</text:p>
          </table:table-cell>
          <table:table-cell office:value-type="float" office:value="0.20597" calcext:value-type="float">
            <text:p>0.20597</text:p>
          </table:table-cell>
          <table:table-cell office:value-type="float" office:value="0.20204" calcext:value-type="float">
            <text:p>0.20204</text:p>
          </table:table-cell>
          <table:table-cell office:value-type="float" office:value="-0.12332" calcext:value-type="float">
            <text:p>-0.12332</text:p>
          </table:table-cell>
          <table:table-cell office:value-type="float" office:value="0.35331" calcext:value-type="float">
            <text:p>0.35331</text:p>
          </table:table-cell>
          <table:table-cell table:style-name="ce3" table:formula="of:=SUM([.B5:.F5])" office:value-type="percentage" office:value="0.71792" calcext:value-type="percentage">
            <text:p>71.79%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-0.11391" calcext:value-type="float">
            <text:p>-0.11391</text:p>
          </table:table-cell>
          <table:table-cell office:value-type="float" office:value="-0.06265" calcext:value-type="float">
            <text:p>-0.06265</text:p>
          </table:table-cell>
          <table:table-cell office:value-type="float" office:value="-0.14813" calcext:value-type="float">
            <text:p>-0.14813</text:p>
          </table:table-cell>
          <table:table-cell office:value-type="float" office:value="0.05932" calcext:value-type="float">
            <text:p>0.05932</text:p>
          </table:table-cell>
          <table:table-cell office:value-type="float" office:value="-0.06807" calcext:value-type="float">
            <text:p>-0.06807</text:p>
          </table:table-cell>
          <table:table-cell office:value-type="float" office:value="-0.11105" calcext:value-type="float">
            <text:p>-0.1110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-0.1068" calcext:value-type="float">
            <text:p>-0.1068</text:p>
          </table:table-cell>
          <table:table-cell office:value-type="float" office:value="-0.11652" calcext:value-type="float">
            <text:p>-0.11652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19793" calcext:value-type="float">
            <text:p>0.19793</text:p>
          </table:table-cell>
          <table:table-cell office:value-type="float" office:value="-0.04394" calcext:value-type="float">
            <text:p>-0.04394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11648" calcext:value-type="float">
            <text:p>0.11648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-0.01918" calcext:value-type="float">
            <text:p>-0.01918</text:p>
          </table:table-cell>
          <table:table-cell office:value-type="float" office:value="0.23654" calcext:value-type="float">
            <text:p>0.23654</text:p>
          </table:table-cell>
          <table:table-cell office:value-type="float" office:value="-0.71034" calcext:value-type="float">
            <text:p>-0.71034</text:p>
          </table:table-cell>
          <table:table-cell office:value-type="float" office:value="-0.01235" calcext:value-type="float">
            <text:p>-0.01235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2142" calcext:value-type="float">
            <text:p>0.02142</text:p>
          </table:table-cell>
          <table:table-cell office:value-type="float" office:value="-0.00079" calcext:value-type="float">
            <text:p>-0.0007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053" calcext:value-type="float">
            <text:p>-0.00053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078" calcext:value-type="float">
            <text:p>0.0007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stdev</text:p>
          </table:table-cell>
          <table:table-cell office:value-type="float" office:value="0.24184" calcext:value-type="float">
            <text:p>0.24184</text:p>
          </table:table-cell>
          <table:table-cell office:value-type="float" office:value="-0.08648" calcext:value-type="float">
            <text:p>-0.08648</text:p>
          </table:table-cell>
          <table:table-cell office:value-type="float" office:value="0.13718" calcext:value-type="float">
            <text:p>0.13718</text:p>
          </table:table-cell>
          <table:table-cell office:value-type="float" office:value="-0.02396" calcext:value-type="float">
            <text:p>-0.02396</text:p>
          </table:table-cell>
          <table:table-cell office:value-type="float" office:value="-0.08506" calcext:value-type="float">
            <text:p>-0.08506</text:p>
          </table:table-cell>
          <table:table-cell table:formula="of:=SUM([.B6:.F6])" office:value-type="percentage" office:value="0.18352" calcext:value-type="percentage">
            <text:p>18.35%</text:p>
          </table:table-cell>
          <table:table-cell office:value-type="float" office:value="-0.01966" calcext:value-type="float">
            <text:p>-0.01966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-0.00118" calcext:value-type="float">
            <text:p>-0.00118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-0.00447" calcext:value-type="float">
            <text:p>-0.00447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-0.00742" calcext:value-type="float">
            <text:p>-0.00742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-0.01184" calcext:value-type="float">
            <text:p>-0.01184</text:p>
          </table:table-cell>
          <table:table-cell office:value-type="float" office:value="-0.05781" calcext:value-type="float">
            <text:p>-0.0578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0.27308" calcext:value-type="float">
            <text:p>0.27308</text:p>
          </table:table-cell>
          <table:table-cell office:value-type="float" office:value="-0.08088" calcext:value-type="float">
            <text:p>-0.08088</text:p>
          </table:table-cell>
          <table:table-cell office:value-type="float" office:value="-0.18784" calcext:value-type="float">
            <text:p>-0.18784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30533" calcext:value-type="float">
            <text:p>-0.30533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-0.06469" calcext:value-type="float">
            <text:p>-0.06469</text:p>
          </table:table-cell>
          <table:table-cell office:value-type="float" office:value="-0.04502" calcext:value-type="float">
            <text:p>-0.04502</text:p>
          </table:table-cell>
          <table:table-cell office:value-type="float" office:value="-0.09479" calcext:value-type="float">
            <text:p>-0.09479</text:p>
          </table:table-cell>
          <table:table-cell office:value-type="float" office:value="0.0146" calcext:value-type="float">
            <text:p>0.0146</text:p>
          </table:table-cell>
          <table:table-cell office:value-type="float" office:value="-0.00669" calcext:value-type="float">
            <text:p>-0.00669</text:p>
          </table:table-cell>
          <table:table-cell office:value-type="float" office:value="-0.11071" calcext:value-type="float">
            <text:p>-0.11071</text:p>
          </table:table-cell>
          <table:table-cell office:value-type="float" office:value="-0.02155" calcext:value-type="float">
            <text:p>-0.02155</text:p>
          </table:table-cell>
          <table:table-cell office:value-type="float" office:value="0.13119" calcext:value-type="float">
            <text:p>0.13119</text:p>
          </table:table-cell>
          <table:table-cell office:value-type="float" office:value="0.79795" calcext:value-type="float">
            <text:p>0.7979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min</text:p>
          </table:table-cell>
          <table:table-cell office:value-type="float" office:value="-0.00461" calcext:value-type="float">
            <text:p>-0.00461</text:p>
          </table:table-cell>
          <table:table-cell office:value-type="float" office:value="0.04222" calcext:value-type="float">
            <text:p>0.0422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52774" calcext:value-type="float">
            <text:p>0.52774</text:p>
          </table:table-cell>
          <table:table-cell office:value-type="float" office:value="0.03351" calcext:value-type="float">
            <text:p>0.03351</text:p>
          </table:table-cell>
          <table:table-cell table:style-name="ce3" table:formula="of:=SUM([.B7:.F7])" office:value-type="percentage" office:value="0.75716" calcext:value-type="percentage">
            <text:p>75.72%</text:p>
          </table:table-cell>
          <table:table-cell office:value-type="float" office:value="0.07776" calcext:value-type="float">
            <text:p>0.07776</text:p>
          </table:table-cell>
          <table:table-cell office:value-type="float" office:value="-0.0814" calcext:value-type="float">
            <text:p>-0.0814</text:p>
          </table:table-cell>
          <table:table-cell office:value-type="float" office:value="-0.12063" calcext:value-type="float">
            <text:p>-0.12063</text:p>
          </table:table-cell>
          <table:table-cell office:value-type="float" office:value="0.07587" calcext:value-type="float">
            <text:p>0.07587</text:p>
          </table:table-cell>
          <table:table-cell office:value-type="float" office:value="-0.04403" calcext:value-type="float">
            <text:p>-0.04403</text:p>
          </table:table-cell>
          <table:table-cell office:value-type="float" office:value="-0.18647" calcext:value-type="float">
            <text:p>-0.18647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-0.13257" calcext:value-type="float">
            <text:p>-0.13257</text:p>
          </table:table-cell>
          <table:table-cell office:value-type="float" office:value="0.05203" calcext:value-type="float">
            <text:p>0.05203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-0.04917" calcext:value-type="float">
            <text:p>-0.04917</text:p>
          </table:table-cell>
          <table:table-cell office:value-type="float" office:value="-0.00562" calcext:value-type="float">
            <text:p>-0.00562</text:p>
          </table:table-cell>
          <table:table-cell office:value-type="float" office:value="-0.76949" calcext:value-type="float">
            <text:p>-0.76949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-0.00658" calcext:value-type="float">
            <text:p>-0.00658</text:p>
          </table:table-cell>
          <table:table-cell office:value-type="float" office:value="-0.01055" calcext:value-type="float">
            <text:p>-0.01055</text:p>
          </table:table-cell>
          <table:table-cell office:value-type="float" office:value="-0.00462" calcext:value-type="float">
            <text:p>-0.0046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-0.00412" calcext:value-type="float">
            <text:p>-0.00412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53" calcext:value-type="float">
            <text:p>-0.00253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00201" calcext:value-type="float">
            <text:p>-0.00201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3" calcext:value-type="float">
            <text:p>3E-05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-0.00002" calcext:value-type="float">
            <text:p>-2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max</text:p>
          </table:table-cell>
          <table:table-cell office:value-type="float" office:value="0.24192" calcext:value-type="float">
            <text:p>0.24192</text:p>
          </table:table-cell>
          <table:table-cell office:value-type="float" office:value="-0.08538" calcext:value-type="float">
            <text:p>-0.08538</text:p>
          </table:table-cell>
          <table:table-cell office:value-type="float" office:value="-0.00256" calcext:value-type="float">
            <text:p>-0.00256</text:p>
          </table:table-cell>
          <table:table-cell office:value-type="float" office:value="-0.01645" calcext:value-type="float">
            <text:p>-0.01645</text:p>
          </table:table-cell>
          <table:table-cell office:value-type="float" office:value="-0.02319" calcext:value-type="float">
            <text:p>-0.02319</text:p>
          </table:table-cell>
          <table:table-cell table:formula="of:=SUM([.B8:.F8])" office:value-type="percentage" office:value="0.11434" calcext:value-type="percentage">
            <text:p>11.43%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-0.00079" calcext:value-type="float">
            <text:p>-0.00079</text:p>
          </table:table-cell>
          <table:table-cell office:value-type="float" office:value="-0.01249" calcext:value-type="float">
            <text:p>-0.01249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-0.01008" calcext:value-type="float">
            <text:p>-0.01008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-0.01426" calcext:value-type="float">
            <text:p>-0.0142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-0.07354" calcext:value-type="float">
            <text:p>-0.0735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-0.1038" calcext:value-type="float">
            <text:p>-0.1038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6999" calcext:value-type="float">
            <text:p>0.06999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5205" calcext:value-type="float">
            <text:p>0.05205</text:p>
          </table:table-cell>
          <table:table-cell office:value-type="float" office:value="-0.00281" calcext:value-type="float">
            <text:p>-0.00281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-0.02367" calcext:value-type="float">
            <text:p>-0.02367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-0.13525" calcext:value-type="float">
            <text:p>-0.13525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-0.10048" calcext:value-type="float">
            <text:p>-0.1004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locity-range</text:p>
          </table:table-cell>
          <table:table-cell office:value-type="float" office:value="0.24192" calcext:value-type="float">
            <text:p>0.24192</text:p>
          </table:table-cell>
          <table:table-cell office:value-type="float" office:value="-0.08538" calcext:value-type="float">
            <text:p>-0.08538</text:p>
          </table:table-cell>
          <table:table-cell office:value-type="float" office:value="-0.00256" calcext:value-type="float">
            <text:p>-0.00256</text:p>
          </table:table-cell>
          <table:table-cell office:value-type="float" office:value="-0.01645" calcext:value-type="float">
            <text:p>-0.01645</text:p>
          </table:table-cell>
          <table:table-cell office:value-type="float" office:value="-0.02319" calcext:value-type="float">
            <text:p>-0.02319</text:p>
          </table:table-cell>
          <table:table-cell table:formula="of:=SUM([.B9:.F9])" office:value-type="percentage" office:value="0.11434" calcext:value-type="percentage">
            <text:p>11.43%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-0.00079" calcext:value-type="float">
            <text:p>-0.00079</text:p>
          </table:table-cell>
          <table:table-cell office:value-type="float" office:value="-0.01249" calcext:value-type="float">
            <text:p>-0.01249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-0.01008" calcext:value-type="float">
            <text:p>-0.01008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-0.01426" calcext:value-type="float">
            <text:p>-0.0142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-0.07354" calcext:value-type="float">
            <text:p>-0.0735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-0.1038" calcext:value-type="float">
            <text:p>-0.1038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6999" calcext:value-type="float">
            <text:p>0.06999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5205" calcext:value-type="float">
            <text:p>0.05205</text:p>
          </table:table-cell>
          <table:table-cell office:value-type="float" office:value="-0.00281" calcext:value-type="float">
            <text:p>-0.00281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-0.02367" calcext:value-type="float">
            <text:p>-0.02367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-0.13525" calcext:value-type="float">
            <text:p>-0.13525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-0.10048" calcext:value-type="float">
            <text:p>-0.1004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mean</text:p>
          </table:table-cell>
          <table:table-cell office:value-type="float" office:value="0.21809" calcext:value-type="float">
            <text:p>0.21809</text:p>
          </table:table-cell>
          <table:table-cell office:value-type="float" office:value="-0.05785" calcext:value-type="float">
            <text:p>-0.05785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-0.02183" calcext:value-type="float">
            <text:p>-0.02183</text:p>
          </table:table-cell>
          <table:table-cell office:value-type="float" office:value="-0.08636" calcext:value-type="float">
            <text:p>-0.08636</text:p>
          </table:table-cell>
          <table:table-cell table:formula="of:=SUM([.B10:.F10])" office:value-type="percentage" office:value="0.26427" calcext:value-type="percentage">
            <text:p>26.43%</text:p>
          </table:table-cell>
          <table:table-cell office:value-type="float" office:value="-0.25918" calcext:value-type="float">
            <text:p>-0.25918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-0.01748" calcext:value-type="float">
            <text:p>-0.01748</text:p>
          </table:table-cell>
          <table:table-cell office:value-type="float" office:value="-0.01285" calcext:value-type="float">
            <text:p>-0.01285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-0.00823" calcext:value-type="float">
            <text:p>-0.00823</text:p>
          </table:table-cell>
          <table:table-cell office:value-type="float" office:value="-0.06889" calcext:value-type="float">
            <text:p>-0.06889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21033" calcext:value-type="float">
            <text:p>0.21033</text:p>
          </table:table-cell>
          <table:table-cell office:value-type="float" office:value="0.03802" calcext:value-type="float">
            <text:p>0.03802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-0.01572" calcext:value-type="float">
            <text:p>-0.0157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10587" calcext:value-type="float">
            <text:p>-0.1058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21646" calcext:value-type="float">
            <text:p>0.21646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0.00867" calcext:value-type="float">
            <text:p>0.00867</text:p>
          </table:table-cell>
          <table:table-cell office:value-type="float" office:value="-0.64248" calcext:value-type="float">
            <text:p>-0.64248</text:p>
          </table:table-cell>
          <table:table-cell office:value-type="float" office:value="-0.2441" calcext:value-type="float">
            <text:p>-0.2441</text:p>
          </table:table-cell>
          <table:table-cell office:value-type="float" office:value="0.31303" calcext:value-type="float">
            <text:p>0.31303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10274" calcext:value-type="float">
            <text:p>0.10274</text:p>
          </table:table-cell>
          <table:table-cell office:value-type="float" office:value="0.03282" calcext:value-type="float">
            <text:p>0.0328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median</text:p>
          </table:table-cell>
          <table:table-cell office:value-type="float" office:value="0.06937" calcext:value-type="float">
            <text:p>0.06937</text:p>
          </table:table-cell>
          <table:table-cell office:value-type="float" office:value="0.28978" calcext:value-type="float">
            <text:p>0.28978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-0.02543" calcext:value-type="float">
            <text:p>-0.02543</text:p>
          </table:table-cell>
          <table:table-cell office:value-type="float" office:value="0.0565" calcext:value-type="float">
            <text:p>0.0565</text:p>
          </table:table-cell>
          <table:table-cell table:formula="of:=SUM([.B11:.F11])" office:value-type="percentage" office:value="0.45724" calcext:value-type="percentage">
            <text:p>45.72%</text:p>
          </table:table-cell>
          <table:table-cell office:value-type="float" office:value="0.05374" calcext:value-type="float">
            <text:p>0.05374</text:p>
          </table:table-cell>
          <table:table-cell office:value-type="float" office:value="-0.02169" calcext:value-type="float">
            <text:p>-0.02169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-0.15687" calcext:value-type="float">
            <text:p>-0.15687</text:p>
          </table:table-cell>
          <table:table-cell office:value-type="float" office:value="-0.13341" calcext:value-type="float">
            <text:p>-0.13341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-0.0601" calcext:value-type="float">
            <text:p>-0.0601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04862" calcext:value-type="float">
            <text:p>0.04862</text:p>
          </table:table-cell>
          <table:table-cell office:value-type="float" office:value="-0.19034" calcext:value-type="float">
            <text:p>-0.19034</text:p>
          </table:table-cell>
          <table:table-cell office:value-type="float" office:value="-0.29898" calcext:value-type="float">
            <text:p>-0.29898</text:p>
          </table:table-cell>
          <table:table-cell office:value-type="float" office:value="-0.43576" calcext:value-type="float">
            <text:p>-0.43576</text:p>
          </table:table-cell>
          <table:table-cell office:value-type="float" office:value="-0.00747" calcext:value-type="float">
            <text:p>-0.00747</text:p>
          </table:table-cell>
          <table:table-cell office:value-type="float" office:value="-0.03746" calcext:value-type="float">
            <text:p>-0.03746</text:p>
          </table:table-cell>
          <table:table-cell office:value-type="float" office:value="-0.42124" calcext:value-type="float">
            <text:p>-0.42124</text:p>
          </table:table-cell>
          <table:table-cell office:value-type="float" office:value="0.08661" calcext:value-type="float">
            <text:p>0.08661</text:p>
          </table:table-cell>
          <table:table-cell office:value-type="float" office:value="0.52873" calcext:value-type="float">
            <text:p>0.52873</text:p>
          </table:table-cell>
          <table:table-cell office:value-type="float" office:value="-0.15566" calcext:value-type="float">
            <text:p>-0.15566</text:p>
          </table:table-cell>
          <table:table-cell office:value-type="float" office:value="-0.1391" calcext:value-type="float">
            <text:p>-0.1391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-0.03215" calcext:value-type="float">
            <text:p>-0.0321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0.00008" calcext:value-type="float">
            <text:p>8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mode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5429" calcext:value-type="float">
            <text:p>0.05429</text:p>
          </table:table-cell>
          <table:table-cell office:value-type="float" office:value="0.08513" calcext:value-type="float">
            <text:p>0.08513</text:p>
          </table:table-cell>
          <table:table-cell office:value-type="float" office:value="-0.01413" calcext:value-type="float">
            <text:p>-0.01413</text:p>
          </table:table-cell>
          <table:table-cell office:value-type="float" office:value="0.27633" calcext:value-type="float">
            <text:p>0.27633</text:p>
          </table:table-cell>
          <table:table-cell table:formula="of:=SUM([.B12:.F12])" office:value-type="percentage" office:value="0.42317" calcext:value-type="percentage">
            <text:p>42.32%</text:p>
          </table:table-cell>
          <table:table-cell office:value-type="float" office:value="-0.00391" calcext:value-type="float">
            <text:p>-0.00391</text:p>
          </table:table-cell>
          <table:table-cell office:value-type="float" office:value="-0.07193" calcext:value-type="float">
            <text:p>-0.07193</text:p>
          </table:table-cell>
          <table:table-cell office:value-type="float" office:value="0.46312" calcext:value-type="float">
            <text:p>0.46312</text:p>
          </table:table-cell>
          <table:table-cell office:value-type="float" office:value="0.50191" calcext:value-type="float">
            <text:p>0.50191</text:p>
          </table:table-cell>
          <table:table-cell office:value-type="float" office:value="-0.52876" calcext:value-type="float">
            <text:p>-0.52876</text:p>
          </table:table-cell>
          <table:table-cell office:value-type="float" office:value="0.26052" calcext:value-type="float">
            <text:p>0.26052</text:p>
          </table:table-cell>
          <table:table-cell office:value-type="float" office:value="-0.25053" calcext:value-type="float">
            <text:p>-0.25053</text:p>
          </table:table-cell>
          <table:table-cell office:value-type="float" office:value="-0.05851" calcext:value-type="float">
            <text:p>-0.05851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14545" calcext:value-type="float">
            <text:p>0.14545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-0.00292" calcext:value-type="float">
            <text:p>-0.00292</text:p>
          </table:table-cell>
          <table:table-cell office:value-type="float" office:value="-0.00604" calcext:value-type="float">
            <text:p>-0.00604</text:p>
          </table:table-cell>
          <table:table-cell office:value-type="float" office:value="-0.00752" calcext:value-type="float">
            <text:p>-0.00752</text:p>
          </table:table-cell>
          <table:table-cell office:value-type="float" office:value="-0.01145" calcext:value-type="float">
            <text:p>-0.01145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-0.00124" calcext:value-type="float">
            <text:p>-0.00124</text:p>
          </table:table-cell>
          <table:table-cell office:value-type="float" office:value="-0.00627" calcext:value-type="float">
            <text:p>-0.00627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-0.00168" calcext:value-type="float">
            <text:p>-0.00168</text:p>
          </table:table-cell>
          <table:table-cell office:value-type="float" office:value="0.00005" calcext:value-type="float">
            <text:p>5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-0.00004" calcext:value-type="float">
            <text:p>-4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iqr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18882" calcext:value-type="float">
            <text:p>0.18882</text:p>
          </table:table-cell>
          <table:table-cell office:value-type="float" office:value="-0.11521" calcext:value-type="float">
            <text:p>-0.11521</text:p>
          </table:table-cell>
          <table:table-cell office:value-type="float" office:value="0.31218" calcext:value-type="float">
            <text:p>0.31218</text:p>
          </table:table-cell>
          <table:table-cell table:style-name="ce3" table:formula="of:=SUM([.B13:.F13])" office:value-type="percentage" office:value="0.66922" calcext:value-type="percentage">
            <text:p>66.92%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-0.1655" calcext:value-type="float">
            <text:p>-0.1655</text:p>
          </table:table-cell>
          <table:table-cell office:value-type="float" office:value="-0.00612" calcext:value-type="float">
            <text:p>-0.00612</text:p>
          </table:table-cell>
          <table:table-cell office:value-type="float" office:value="-0.16148" calcext:value-type="float">
            <text:p>-0.16148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03497" calcext:value-type="float">
            <text:p>-0.03497</text:p>
          </table:table-cell>
          <table:table-cell office:value-type="float" office:value="-0.14307" calcext:value-type="float">
            <text:p>-0.14307</text:p>
          </table:table-cell>
          <table:table-cell office:value-type="float" office:value="0.18234" calcext:value-type="float">
            <text:p>0.18234</text:p>
          </table:table-cell>
          <table:table-cell office:value-type="float" office:value="-0.08278" calcext:value-type="float">
            <text:p>-0.08278</text:p>
          </table:table-cell>
          <table:table-cell office:value-type="float" office:value="-0.43377" calcext:value-type="float">
            <text:p>-0.43377</text:p>
          </table:table-cell>
          <table:table-cell office:value-type="float" office:value="0.1199" calcext:value-type="float">
            <text:p>0.1199</text:p>
          </table:table-cell>
          <table:table-cell office:value-type="float" office:value="-0.01002" calcext:value-type="float">
            <text:p>-0.0100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-0.01412" calcext:value-type="float">
            <text:p>-0.01412</text:p>
          </table:table-cell>
          <table:table-cell office:value-type="float" office:value="0.39605" calcext:value-type="float">
            <text:p>0.3960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0544" calcext:value-type="float">
            <text:p>-0.00544</text:p>
          </table:table-cell>
          <table:table-cell office:value-type="float" office:value="-0.23184" calcext:value-type="float">
            <text:p>-0.23184</text:p>
          </table:table-cell>
          <table:table-cell office:value-type="float" office:value="0.49981" calcext:value-type="float">
            <text:p>0.4998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-0.00976" calcext:value-type="float">
            <text:p>-0.00976</text:p>
          </table:table-cell>
          <table:table-cell office:value-type="float" office:value="-0.01277" calcext:value-type="float">
            <text:p>-0.01277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-0.00061" calcext:value-type="float">
            <text:p>-0.00061</text:p>
          </table:table-cell>
          <table:table-cell office:value-type="float" office:value="-0.00433" calcext:value-type="float">
            <text:p>-0.00433</text:p>
          </table:table-cell>
          <table:table-cell office:value-type="float" office:value="-0.00119" calcext:value-type="float">
            <text:p>-0.00119</text:p>
          </table:table-cell>
          <table:table-cell office:value-type="float" office:value="-0.00022" calcext:value-type="float">
            <text:p>-0.000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stdev</text:p>
          </table:table-cell>
          <table:table-cell office:value-type="float" office:value="0.24185" calcext:value-type="float">
            <text:p>0.24185</text:p>
          </table:table-cell>
          <table:table-cell office:value-type="float" office:value="-0.08657" calcext:value-type="float">
            <text:p>-0.08657</text:p>
          </table:table-cell>
          <table:table-cell office:value-type="float" office:value="0.13708" calcext:value-type="float">
            <text:p>0.13708</text:p>
          </table:table-cell>
          <table:table-cell office:value-type="float" office:value="-0.02396" calcext:value-type="float">
            <text:p>-0.02396</text:p>
          </table:table-cell>
          <table:table-cell office:value-type="float" office:value="-0.08487" calcext:value-type="float">
            <text:p>-0.08487</text:p>
          </table:table-cell>
          <table:table-cell table:formula="of:=SUM([.B14:.F14])" office:value-type="percentage" office:value="0.18353" calcext:value-type="percentage">
            <text:p>18.35%</text:p>
          </table:table-cell>
          <table:table-cell office:value-type="float" office:value="-0.01923" calcext:value-type="float">
            <text:p>-0.01923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0.0118" calcext:value-type="float">
            <text:p>0.0118</text:p>
          </table:table-cell>
          <table:table-cell office:value-type="float" office:value="-0.00431" calcext:value-type="float">
            <text:p>-0.0043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04316" calcext:value-type="float">
            <text:p>0.04316</text:p>
          </table:table-cell>
          <table:table-cell office:value-type="float" office:value="0.07023" calcext:value-type="float">
            <text:p>0.07023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-0.01267" calcext:value-type="float">
            <text:p>-0.01267</text:p>
          </table:table-cell>
          <table:table-cell office:value-type="float" office:value="-0.05744" calcext:value-type="float">
            <text:p>-0.0574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3538" calcext:value-type="float">
            <text:p>0.03538</text:p>
          </table:table-cell>
          <table:table-cell office:value-type="float" office:value="0.27305" calcext:value-type="float">
            <text:p>0.27305</text:p>
          </table:table-cell>
          <table:table-cell office:value-type="float" office:value="-0.08079" calcext:value-type="float">
            <text:p>-0.08079</text:p>
          </table:table-cell>
          <table:table-cell office:value-type="float" office:value="-0.18323" calcext:value-type="float">
            <text:p>-0.18323</text:p>
          </table:table-cell>
          <table:table-cell office:value-type="float" office:value="-0.03735" calcext:value-type="float">
            <text:p>-0.03735</text:p>
          </table:table-cell>
          <table:table-cell office:value-type="float" office:value="-0.3089" calcext:value-type="float">
            <text:p>-0.3089</text:p>
          </table:table-cell>
          <table:table-cell office:value-type="float" office:value="0.03317" calcext:value-type="float">
            <text:p>0.03317</text:p>
          </table:table-cell>
          <table:table-cell office:value-type="float" office:value="-0.06201" calcext:value-type="float">
            <text:p>-0.06201</text:p>
          </table:table-cell>
          <table:table-cell office:value-type="float" office:value="-0.04758" calcext:value-type="float">
            <text:p>-0.04758</text:p>
          </table:table-cell>
          <table:table-cell office:value-type="float" office:value="-0.10973" calcext:value-type="float">
            <text:p>-0.10973</text:p>
          </table:table-cell>
          <table:table-cell office:value-type="float" office:value="-0.20214" calcext:value-type="float">
            <text:p>-0.20214</text:p>
          </table:table-cell>
          <table:table-cell office:value-type="float" office:value="0.27294" calcext:value-type="float">
            <text:p>0.27294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-0.51727" calcext:value-type="float">
            <text:p>-0.51727</text:p>
          </table:table-cell>
          <table:table-cell office:value-type="float" office:value="-0.14884" calcext:value-type="float">
            <text:p>-0.14884</text:p>
          </table:table-cell>
          <table:table-cell office:value-type="float" office:value="-0.35167" calcext:value-type="float">
            <text:p>-0.3516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min</text:p>
          </table:table-cell>
          <table:table-cell office:value-type="float" office:value="-0.00723" calcext:value-type="float">
            <text:p>-0.00723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00454" calcext:value-type="float">
            <text:p>0.00454</text:p>
          </table:table-cell>
          <table:table-cell table:style-name="ce3" table:formula="of:=SUM([.B15:.F15])" office:value-type="percentage" office:value="0.68499" calcext:value-type="percentage">
            <text:p>68.50%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-0.0792" calcext:value-type="float">
            <text:p>-0.0792</text:p>
          </table:table-cell>
          <table:table-cell office:value-type="float" office:value="-0.07848" calcext:value-type="float">
            <text:p>-0.07848</text:p>
          </table:table-cell>
          <table:table-cell office:value-type="float" office:value="0.07183" calcext:value-type="float">
            <text:p>0.07183</text:p>
          </table:table-cell>
          <table:table-cell office:value-type="float" office:value="-0.00312" calcext:value-type="float">
            <text:p>-0.00312</text:p>
          </table:table-cell>
          <table:table-cell office:value-type="float" office:value="-0.0826" calcext:value-type="float">
            <text:p>-0.0826</text:p>
          </table:table-cell>
          <table:table-cell office:value-type="float" office:value="-0.03481" calcext:value-type="float">
            <text:p>-0.03481</text:p>
          </table:table-cell>
          <table:table-cell office:value-type="float" office:value="-0.39765" calcext:value-type="float">
            <text:p>-0.39765</text:p>
          </table:table-cell>
          <table:table-cell office:value-type="float" office:value="0.36661" calcext:value-type="float">
            <text:p>0.36661</text:p>
          </table:table-cell>
          <table:table-cell office:value-type="float" office:value="-0.32592" calcext:value-type="float">
            <text:p>-0.3259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53138" calcext:value-type="float">
            <text:p>0.5313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-0.00587" calcext:value-type="float">
            <text:p>-0.0058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01" calcext:value-type="float">
            <text:p>-1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max</text:p>
          </table:table-cell>
          <table:table-cell office:value-type="float" office:value="0.24185" calcext:value-type="float">
            <text:p>0.24185</text:p>
          </table:table-cell>
          <table:table-cell office:value-type="float" office:value="-0.08546" calcext:value-type="float">
            <text:p>-0.08546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2322" calcext:value-type="float">
            <text:p>-0.02322</text:p>
          </table:table-cell>
          <table:table-cell table:formula="of:=SUM([.B16:.F16])" office:value-type="percentage" office:value="0.11392" calcext:value-type="percentage">
            <text:p>11.39%</text:p>
          </table:table-cell>
          <table:table-cell office:value-type="float" office:value="0.26747" calcext:value-type="float">
            <text:p>0.26747</text:p>
          </table:table-cell>
          <table:table-cell office:value-type="float" office:value="-0.00057" calcext:value-type="float">
            <text:p>-0.00057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-0.01226" calcext:value-type="float">
            <text:p>-0.01226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-0.01025" calcext:value-type="float">
            <text:p>-0.01025</text:p>
          </table:table-cell>
          <table:table-cell office:value-type="float" office:value="-0.02592" calcext:value-type="float">
            <text:p>-0.02592</text:p>
          </table:table-cell>
          <table:table-cell office:value-type="float" office:value="-0.01483" calcext:value-type="float">
            <text:p>-0.01483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-0.07345" calcext:value-type="float">
            <text:p>-0.0734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-0.01508" calcext:value-type="float">
            <text:p>-0.01508</text:p>
          </table:table-cell>
          <table:table-cell office:value-type="float" office:value="-0.10559" calcext:value-type="float">
            <text:p>-0.10559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7322" calcext:value-type="float">
            <text:p>0.07322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-0.14789" calcext:value-type="float">
            <text:p>-0.14789</text:p>
          </table:table-cell>
          <table:table-cell office:value-type="float" office:value="0.42953" calcext:value-type="float">
            <text:p>0.42953</text:p>
          </table:table-cell>
          <table:table-cell office:value-type="float" office:value="-0.12526" calcext:value-type="float">
            <text:p>-0.12526</text:p>
          </table:table-cell>
          <table:table-cell office:value-type="float" office:value="0.23556" calcext:value-type="float">
            <text:p>0.23556</text:p>
          </table:table-cell>
          <table:table-cell office:value-type="float" office:value="-0.23099" calcext:value-type="float">
            <text:p>-0.23099</text:p>
          </table:table-cell>
          <table:table-cell office:value-type="float" office:value="0.035" calcext:value-type="float">
            <text:p>0.0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velocity-range</text:p>
          </table:table-cell>
          <table:table-cell office:value-type="float" office:value="0.24185" calcext:value-type="float">
            <text:p>0.24185</text:p>
          </table:table-cell>
          <table:table-cell office:value-type="float" office:value="-0.08546" calcext:value-type="float">
            <text:p>-0.08546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2322" calcext:value-type="float">
            <text:p>-0.02322</text:p>
          </table:table-cell>
          <table:table-cell table:formula="of:=SUM([.B17:.F17])" office:value-type="percentage" office:value="0.11392" calcext:value-type="percentage">
            <text:p>11.39%</text:p>
          </table:table-cell>
          <table:table-cell office:value-type="float" office:value="0.26747" calcext:value-type="float">
            <text:p>0.26747</text:p>
          </table:table-cell>
          <table:table-cell office:value-type="float" office:value="-0.00057" calcext:value-type="float">
            <text:p>-0.00057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-0.01226" calcext:value-type="float">
            <text:p>-0.01226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-0.01025" calcext:value-type="float">
            <text:p>-0.01025</text:p>
          </table:table-cell>
          <table:table-cell office:value-type="float" office:value="-0.02592" calcext:value-type="float">
            <text:p>-0.02592</text:p>
          </table:table-cell>
          <table:table-cell office:value-type="float" office:value="-0.01483" calcext:value-type="float">
            <text:p>-0.01483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-0.07345" calcext:value-type="float">
            <text:p>-0.0734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-0.01508" calcext:value-type="float">
            <text:p>-0.01508</text:p>
          </table:table-cell>
          <table:table-cell office:value-type="float" office:value="-0.10559" calcext:value-type="float">
            <text:p>-0.10559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7322" calcext:value-type="float">
            <text:p>0.07322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-0.14789" calcext:value-type="float">
            <text:p>-0.14789</text:p>
          </table:table-cell>
          <table:table-cell office:value-type="float" office:value="0.42953" calcext:value-type="float">
            <text:p>0.42953</text:p>
          </table:table-cell>
          <table:table-cell office:value-type="float" office:value="-0.12526" calcext:value-type="float">
            <text:p>-0.12526</text:p>
          </table:table-cell>
          <table:table-cell office:value-type="float" office:value="0.23556" calcext:value-type="float">
            <text:p>0.23556</text:p>
          </table:table-cell>
          <table:table-cell office:value-type="float" office:value="-0.23099" calcext:value-type="float">
            <text:p>-0.23099</text:p>
          </table:table-cell>
          <table:table-cell office:value-type="float" office:value="0.035" calcext:value-type="float">
            <text:p>0.0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mean</text:p>
          </table:table-cell>
          <table:table-cell office:value-type="float" office:value="0.21787" calcext:value-type="float">
            <text:p>0.21787</text:p>
          </table:table-cell>
          <table:table-cell office:value-type="float" office:value="-0.06" calcext:value-type="float">
            <text:p>-0.06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9587" calcext:value-type="float">
            <text:p>-0.09587</text:p>
          </table:table-cell>
          <table:table-cell table:formula="of:=SUM([.B18:.F18])" office:value-type="percentage" office:value="0.25131" calcext:value-type="percentage">
            <text:p>25.13%</text:p>
          </table:table-cell>
          <table:table-cell office:value-type="float" office:value="-0.26037" calcext:value-type="float">
            <text:p>-0.26037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-0.02108" calcext:value-type="float">
            <text:p>-0.02108</text:p>
          </table:table-cell>
          <table:table-cell office:value-type="float" office:value="-0.01144" calcext:value-type="float">
            <text:p>-0.01144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-0.00875" calcext:value-type="float">
            <text:p>-0.00875</text:p>
          </table:table-cell>
          <table:table-cell office:value-type="float" office:value="-0.06207" calcext:value-type="float">
            <text:p>-0.06207</text:p>
          </table:table-cell>
          <table:table-cell office:value-type="float" office:value="0.13766" calcext:value-type="float">
            <text:p>0.13766</text:p>
          </table:table-cell>
          <table:table-cell office:value-type="float" office:value="0.21296" calcext:value-type="float">
            <text:p>0.21296</text:p>
          </table:table-cell>
          <table:table-cell office:value-type="float" office:value="0.08117" calcext:value-type="float">
            <text:p>0.08117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-0.01018" calcext:value-type="float">
            <text:p>-0.01018</text:p>
          </table:table-cell>
          <table:table-cell office:value-type="float" office:value="-0.03697" calcext:value-type="float">
            <text:p>-0.03697</text:p>
          </table:table-cell>
          <table:table-cell office:value-type="float" office:value="-0.0963" calcext:value-type="float">
            <text:p>-0.0963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-0.01347" calcext:value-type="float">
            <text:p>-0.01347</text:p>
          </table:table-cell>
          <table:table-cell office:value-type="float" office:value="0.24757" calcext:value-type="float">
            <text:p>0.24757</text:p>
          </table:table-cell>
          <table:table-cell office:value-type="float" office:value="-0.02323" calcext:value-type="float">
            <text:p>-0.02323</text:p>
          </table:table-cell>
          <table:table-cell office:value-type="float" office:value="0.03279" calcext:value-type="float">
            <text:p>0.03279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63384" calcext:value-type="float">
            <text:p>0.63384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36632" calcext:value-type="float">
            <text:p>0.36632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436" calcext:value-type="float">
            <text:p>0.043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median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28089" calcext:value-type="float">
            <text:p>0.28089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113" calcext:value-type="float">
            <text:p>-0.01113</text:p>
          </table:table-cell>
          <table:table-cell table:formula="of:=SUM([.B19:.F19])" office:value-type="percentage" office:value="0.35571" calcext:value-type="percentage">
            <text:p>35.57%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17816" calcext:value-type="float">
            <text:p>0.17816</text:p>
          </table:table-cell>
          <table:table-cell office:value-type="float" office:value="-0.07649" calcext:value-type="float">
            <text:p>-0.07649</text:p>
          </table:table-cell>
          <table:table-cell office:value-type="float" office:value="-0.12001" calcext:value-type="float">
            <text:p>-0.12001</text:p>
          </table:table-cell>
          <table:table-cell office:value-type="float" office:value="-0.05097" calcext:value-type="float">
            <text:p>-0.05097</text:p>
          </table:table-cell>
          <table:table-cell office:value-type="float" office:value="-0.02802" calcext:value-type="float">
            <text:p>-0.0280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-0.24861" calcext:value-type="float">
            <text:p>-0.24861</text:p>
          </table:table-cell>
          <table:table-cell office:value-type="float" office:value="0.14747" calcext:value-type="float">
            <text:p>0.14747</text:p>
          </table:table-cell>
          <table:table-cell office:value-type="float" office:value="0.49445" calcext:value-type="float">
            <text:p>0.49445</text:p>
          </table:table-cell>
          <table:table-cell office:value-type="float" office:value="-0.12044" calcext:value-type="float">
            <text:p>-0.12044</text:p>
          </table:table-cell>
          <table:table-cell office:value-type="float" office:value="-0.30035" calcext:value-type="float">
            <text:p>-0.30035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8732" calcext:value-type="float">
            <text:p>0.08732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-0.14947" calcext:value-type="float">
            <text:p>-0.14947</text:p>
          </table:table-cell>
          <table:table-cell office:value-type="float" office:value="0.17072" calcext:value-type="float">
            <text:p>0.17072</text:p>
          </table:table-cell>
          <table:table-cell office:value-type="float" office:value="-0.07696" calcext:value-type="float">
            <text:p>-0.07696</text:p>
          </table:table-cell>
          <table:table-cell office:value-type="float" office:value="-0.07789" calcext:value-type="float">
            <text:p>-0.07789</text:p>
          </table:table-cell>
          <table:table-cell office:value-type="float" office:value="-0.02056" calcext:value-type="float">
            <text:p>-0.02056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-0.03467" calcext:value-type="float">
            <text:p>-0.03467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-0.00494" calcext:value-type="float">
            <text:p>-0.00494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108" calcext:value-type="float">
            <text:p>-0.001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-0.00016" calcext:value-type="float">
            <text:p>-0.000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mode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0.16236" calcext:value-type="float">
            <text:p>0.16236</text:p>
          </table:table-cell>
          <table:table-cell table:formula="of:=SUM([.B20:.F20])" office:value-type="percentage" office:value="0.28905" calcext:value-type="percentage">
            <text:p>28.91%</text:p>
          </table:table-cell>
          <table:table-cell office:value-type="float" office:value="0.05451" calcext:value-type="float">
            <text:p>0.05451</text:p>
          </table:table-cell>
          <table:table-cell office:value-type="float" office:value="0.74148" calcext:value-type="float">
            <text:p>0.74148</text:p>
          </table:table-cell>
          <table:table-cell office:value-type="float" office:value="-0.38584" calcext:value-type="float">
            <text:p>-0.38584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09829" calcext:value-type="float">
            <text:p>0.09829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-0.14944" calcext:value-type="float">
            <text:p>-0.14944</text:p>
          </table:table-cell>
          <table:table-cell office:value-type="float" office:value="0.11692" calcext:value-type="float">
            <text:p>0.11692</text:p>
          </table:table-cell>
          <table:table-cell office:value-type="float" office:value="-0.05009" calcext:value-type="float">
            <text:p>-0.05009</text:p>
          </table:table-cell>
          <table:table-cell office:value-type="float" office:value="-0.18498" calcext:value-type="float">
            <text:p>-0.18498</text:p>
          </table:table-cell>
          <table:table-cell office:value-type="float" office:value="-0.05408" calcext:value-type="float">
            <text:p>-0.0540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0.00547" calcext:value-type="float">
            <text:p>-0.00547</text:p>
          </table:table-cell>
          <table:table-cell office:value-type="float" office:value="-0.00992" calcext:value-type="float">
            <text:p>-0.00992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-0.00538" calcext:value-type="float">
            <text:p>-0.00538</text:p>
          </table:table-cell>
          <table:table-cell office:value-type="float" office:value="-0.00128" calcext:value-type="float">
            <text:p>-0.00128</text:p>
          </table:table-cell>
          <table:table-cell office:value-type="float" office:value="-0.00697" calcext:value-type="float">
            <text:p>-0.00697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" calcext:value-type="float">
            <text:p>1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iqr</text:p>
          </table:table-cell>
          <table:table-cell office:value-type="float" office:value="0.07856" calcext:value-type="float">
            <text:p>0.07856</text:p>
          </table:table-cell>
          <table:table-cell office:value-type="float" office:value="0.22594" calcext:value-type="float">
            <text:p>0.22594</text:p>
          </table:table-cell>
          <table:table-cell office:value-type="float" office:value="0.15651" calcext:value-type="float">
            <text:p>0.15651</text:p>
          </table:table-cell>
          <table:table-cell office:value-type="float" office:value="-0.09194" calcext:value-type="float">
            <text:p>-0.09194</text:p>
          </table:table-cell>
          <table:table-cell office:value-type="float" office:value="0.24464" calcext:value-type="float">
            <text:p>0.24464</text:p>
          </table:table-cell>
          <table:table-cell table:style-name="ce3" table:formula="of:=SUM([.B21:.F21])" office:value-type="percentage" office:value="0.61371" calcext:value-type="percentage">
            <text:p>61.37%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679" calcext:value-type="float">
            <text:p>0.0679</text:p>
          </table:table-cell>
          <table:table-cell office:value-type="float" office:value="-0.13942" calcext:value-type="float">
            <text:p>-0.13942</text:p>
          </table:table-cell>
          <table:table-cell office:value-type="float" office:value="-0.13015" calcext:value-type="float">
            <text:p>-0.13015</text:p>
          </table:table-cell>
          <table:table-cell office:value-type="float" office:value="0.08946" calcext:value-type="float">
            <text:p>0.08946</text:p>
          </table:table-cell>
          <table:table-cell office:value-type="float" office:value="-0.09693" calcext:value-type="float">
            <text:p>-0.09693</text:p>
          </table:table-cell>
          <table:table-cell office:value-type="float" office:value="-0.07543" calcext:value-type="float">
            <text:p>-0.07543</text:p>
          </table:table-cell>
          <table:table-cell office:value-type="float" office:value="-0.28685" calcext:value-type="float">
            <text:p>-0.28685</text:p>
          </table:table-cell>
          <table:table-cell office:value-type="float" office:value="-0.09169" calcext:value-type="float">
            <text:p>-0.09169</text:p>
          </table:table-cell>
          <table:table-cell office:value-type="float" office:value="0.43811" calcext:value-type="float">
            <text:p>0.43811</text:p>
          </table:table-cell>
          <table:table-cell office:value-type="float" office:value="0.26786" calcext:value-type="float">
            <text:p>0.26786</text:p>
          </table:table-cell>
          <table:table-cell office:value-type="float" office:value="0.28518" calcext:value-type="float">
            <text:p>0.28518</text:p>
          </table:table-cell>
          <table:table-cell office:value-type="float" office:value="-0.05045" calcext:value-type="float">
            <text:p>-0.05045</text:p>
          </table:table-cell>
          <table:table-cell office:value-type="float" office:value="0.06887" calcext:value-type="float">
            <text:p>0.06887</text:p>
          </table:table-cell>
          <table:table-cell office:value-type="float" office:value="-0.44087" calcext:value-type="float">
            <text:p>-0.44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-0.16159" calcext:value-type="float">
            <text:p>-0.16159</text:p>
          </table:table-cell>
          <table:table-cell office:value-type="float" office:value="0.30869" calcext:value-type="float">
            <text:p>0.30869</text:p>
          </table:table-cell>
          <table:table-cell office:value-type="float" office:value="0.03896" calcext:value-type="float">
            <text:p>0.03896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524" calcext:value-type="float">
            <text:p>-0.02524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-0.00178" calcext:value-type="float">
            <text:p>-0.0017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034" calcext:value-type="float">
            <text:p>-0.00034</text:p>
          </table:table-cell>
          <table:table-cell office:value-type="float" office:value="-0.00039" calcext:value-type="float">
            <text:p>-0.0003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stdev</text:p>
          </table:table-cell>
          <table:table-cell office:value-type="float" office:value="0.24183" calcext:value-type="float">
            <text:p>0.24183</text:p>
          </table:table-cell>
          <table:table-cell office:value-type="float" office:value="-0.08635" calcext:value-type="float">
            <text:p>-0.08635</text:p>
          </table:table-cell>
          <table:table-cell office:value-type="float" office:value="0.13718" calcext:value-type="float">
            <text:p>0.13718</text:p>
          </table:table-cell>
          <table:table-cell office:value-type="float" office:value="-0.02397" calcext:value-type="float">
            <text:p>-0.02397</text:p>
          </table:table-cell>
          <table:table-cell office:value-type="float" office:value="-0.08547" calcext:value-type="float">
            <text:p>-0.08547</text:p>
          </table:table-cell>
          <table:table-cell table:formula="of:=SUM([.B22:.F22])" office:value-type="percentage" office:value="0.18322" calcext:value-type="percentage">
            <text:p>18.32%</text:p>
          </table:table-cell>
          <table:table-cell office:value-type="float" office:value="-0.02002" calcext:value-type="float">
            <text:p>-0.02002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-0.00147" calcext:value-type="float">
            <text:p>-0.00147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-0.00467" calcext:value-type="float">
            <text:p>-0.0046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-0.00708" calcext:value-type="float">
            <text:p>-0.00708</text:p>
          </table:table-cell>
          <table:table-cell office:value-type="float" office:value="0.04317" calcext:value-type="float">
            <text:p>0.0431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-0.01111" calcext:value-type="float">
            <text:p>-0.01111</text:p>
          </table:table-cell>
          <table:table-cell office:value-type="float" office:value="-0.05798" calcext:value-type="float">
            <text:p>-0.05798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274" calcext:value-type="float">
            <text:p>0.274</text:p>
          </table:table-cell>
          <table:table-cell office:value-type="float" office:value="-0.08068" calcext:value-type="float">
            <text:p>-0.08068</text:p>
          </table:table-cell>
          <table:table-cell office:value-type="float" office:value="-0.19125" calcext:value-type="float">
            <text:p>-0.19125</text:p>
          </table:table-cell>
          <table:table-cell office:value-type="float" office:value="-0.04081" calcext:value-type="float">
            <text:p>-0.04081</text:p>
          </table:table-cell>
          <table:table-cell office:value-type="float" office:value="-0.30171" calcext:value-type="float">
            <text:p>-0.30171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-0.06694" calcext:value-type="float">
            <text:p>-0.06694</text:p>
          </table:table-cell>
          <table:table-cell office:value-type="float" office:value="-0.04251" calcext:value-type="float">
            <text:p>-0.04251</text:p>
          </table:table-cell>
          <table:table-cell office:value-type="float" office:value="-0.08124" calcext:value-type="float">
            <text:p>-0.08124</text:p>
          </table:table-cell>
          <table:table-cell office:value-type="float" office:value="0.2216" calcext:value-type="float">
            <text:p>0.2216</text:p>
          </table:table-cell>
          <table:table-cell office:value-type="float" office:value="-0.24631" calcext:value-type="float">
            <text:p>-0.24631</text:p>
          </table:table-cell>
          <table:table-cell office:value-type="float" office:value="-0.26206" calcext:value-type="float">
            <text:p>-0.26206</text:p>
          </table:table-cell>
          <table:table-cell office:value-type="float" office:value="0.53934" calcext:value-type="float">
            <text:p>0.53934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-0.44672" calcext:value-type="float">
            <text:p>-0.4467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min</text:p>
          </table:table-cell>
          <table:table-cell office:value-type="float" office:value="-0.00461" calcext:value-type="float">
            <text:p>-0.00461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14948" calcext:value-type="float">
            <text:p>0.14948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02353" calcext:value-type="float">
            <text:p>0.02353</text:p>
          </table:table-cell>
          <table:table-cell table:style-name="ce3" table:formula="of:=SUM([.B23:.F23])" office:value-type="percentage" office:value="0.68267" calcext:value-type="percentage">
            <text:p>68.27%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-0.11848" calcext:value-type="float">
            <text:p>-0.11848</text:p>
          </table:table-cell>
          <table:table-cell office:value-type="float" office:value="-0.08465" calcext:value-type="float">
            <text:p>-0.08465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-0.07747" calcext:value-type="float">
            <text:p>-0.07747</text:p>
          </table:table-cell>
          <table:table-cell office:value-type="float" office:value="-0.16221" calcext:value-type="float">
            <text:p>-0.16221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53885" calcext:value-type="float">
            <text:p>0.53885</text:p>
          </table:table-cell>
          <table:table-cell office:value-type="float" office:value="-0.43056" calcext:value-type="float">
            <text:p>-0.43056</text:p>
          </table:table-cell>
          <table:table-cell office:value-type="float" office:value="0.29767" calcext:value-type="float">
            <text:p>0.29767</text:p>
          </table:table-cell>
          <table:table-cell office:value-type="float" office:value="-0.10786" calcext:value-type="float">
            <text:p>-0.10786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-0.01119" calcext:value-type="float">
            <text:p>-0.01119</text:p>
          </table:table-cell>
          <table:table-cell office:value-type="float" office:value="0.31222" calcext:value-type="float">
            <text:p>0.31222</text:p>
          </table:table-cell>
          <table:table-cell office:value-type="float" office:value="0.03772" calcext:value-type="float">
            <text:p>0.03772</text:p>
          </table:table-cell>
          <table:table-cell office:value-type="float" office:value="-0.01174" calcext:value-type="float">
            <text:p>-0.01174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-0.00921" calcext:value-type="float">
            <text:p>-0.00921</text:p>
          </table:table-cell>
          <table:table-cell office:value-type="float" office:value="-0.00091" calcext:value-type="float">
            <text:p>-0.00091</text:p>
          </table:table-cell>
          <table:table-cell office:value-type="float" office:value="-0.00228" calcext:value-type="float">
            <text:p>-0.0022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0007" calcext:value-type="float">
            <text:p>7E-05</text:p>
          </table:table-cell>
          <table:table-cell office:value-type="float" office:value="-0.00117" calcext:value-type="float">
            <text:p>-0.00117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-0.00001" calcext:value-type="float">
            <text:p>-1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max</text:p>
          </table:table-cell>
          <table:table-cell office:value-type="float" office:value="0.24199" calcext:value-type="float">
            <text:p>0.24199</text:p>
          </table:table-cell>
          <table:table-cell office:value-type="float" office:value="-0.0853" calcext:value-type="float">
            <text:p>-0.0853</text:p>
          </table:table-cell>
          <table:table-cell office:value-type="float" office:value="-0.00228" calcext:value-type="float">
            <text:p>-0.00228</text:p>
          </table:table-cell>
          <table:table-cell office:value-type="float" office:value="-0.01658" calcext:value-type="float">
            <text:p>-0.01658</text:p>
          </table:table-cell>
          <table:table-cell office:value-type="float" office:value="-0.02345" calcext:value-type="float">
            <text:p>-0.02345</text:p>
          </table:table-cell>
          <table:table-cell table:formula="of:=SUM([.B24:.F24])" office:value-type="percentage" office:value="0.11438" calcext:value-type="percentage">
            <text:p>11.44%</text:p>
          </table:table-cell>
          <table:table-cell office:value-type="float" office:value="0.26644" calcext:value-type="float">
            <text:p>0.26644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1281" calcext:value-type="float">
            <text:p>-0.01281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3228" calcext:value-type="float">
            <text:p>0.03228</text:p>
          </table:table-cell>
          <table:table-cell office:value-type="float" office:value="-0.00986" calcext:value-type="float">
            <text:p>-0.00986</text:p>
          </table:table-cell>
          <table:table-cell office:value-type="float" office:value="-0.02487" calcext:value-type="float">
            <text:p>-0.0248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-0.07334" calcext:value-type="float">
            <text:p>-0.0733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0.01327" calcext:value-type="float">
            <text:p>-0.01327</text:p>
          </table:table-cell>
          <table:table-cell office:value-type="float" office:value="-0.10164" calcext:value-type="float">
            <text:p>-0.10164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5262" calcext:value-type="float">
            <text:p>0.0526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-0.41105" calcext:value-type="float">
            <text:p>-0.41105</text:p>
          </table:table-cell>
          <table:table-cell office:value-type="float" office:value="0.17124" calcext:value-type="float">
            <text:p>0.17124</text:p>
          </table:table-cell>
          <table:table-cell office:value-type="float" office:value="-0.10042" calcext:value-type="float">
            <text:p>-0.10042</text:p>
          </table:table-cell>
          <table:table-cell office:value-type="float" office:value="-0.31919" calcext:value-type="float">
            <text:p>-0.31919</text:p>
          </table:table-cell>
          <table:table-cell office:value-type="float" office:value="0.06559" calcext:value-type="float">
            <text:p>0.0655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velocity-range</text:p>
          </table:table-cell>
          <table:table-cell office:value-type="float" office:value="0.24199" calcext:value-type="float">
            <text:p>0.24199</text:p>
          </table:table-cell>
          <table:table-cell office:value-type="float" office:value="-0.0853" calcext:value-type="float">
            <text:p>-0.0853</text:p>
          </table:table-cell>
          <table:table-cell office:value-type="float" office:value="-0.00228" calcext:value-type="float">
            <text:p>-0.00228</text:p>
          </table:table-cell>
          <table:table-cell office:value-type="float" office:value="-0.01658" calcext:value-type="float">
            <text:p>-0.01658</text:p>
          </table:table-cell>
          <table:table-cell office:value-type="float" office:value="-0.02345" calcext:value-type="float">
            <text:p>-0.02345</text:p>
          </table:table-cell>
          <table:table-cell table:formula="of:=SUM([.B25:.F25])" office:value-type="percentage" office:value="0.11438" calcext:value-type="percentage">
            <text:p>11.44%</text:p>
          </table:table-cell>
          <table:table-cell office:value-type="float" office:value="0.26644" calcext:value-type="float">
            <text:p>0.26644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1281" calcext:value-type="float">
            <text:p>-0.01281</text:p>
          </table:table-cell>
          <table:table-cell office:value-type="float" office:value="0.02111" calcext:value-type="float">
            <text:p>0.02111</text:p>
          </table:table-cell>
          <table:table-cell office:value-type="float" office:value="0.03228" calcext:value-type="float">
            <text:p>0.03228</text:p>
          </table:table-cell>
          <table:table-cell office:value-type="float" office:value="-0.00986" calcext:value-type="float">
            <text:p>-0.00986</text:p>
          </table:table-cell>
          <table:table-cell office:value-type="float" office:value="-0.02487" calcext:value-type="float">
            <text:p>-0.0248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-0.07334" calcext:value-type="float">
            <text:p>-0.0733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0.01327" calcext:value-type="float">
            <text:p>-0.01327</text:p>
          </table:table-cell>
          <table:table-cell office:value-type="float" office:value="-0.10164" calcext:value-type="float">
            <text:p>-0.10164</text:p>
          </table:table-cell>
          <table:table-cell office:value-type="float" office:value="0.03259" calcext:value-type="float">
            <text:p>0.03259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5262" calcext:value-type="float">
            <text:p>0.0526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-0.41105" calcext:value-type="float">
            <text:p>-0.41105</text:p>
          </table:table-cell>
          <table:table-cell office:value-type="float" office:value="0.17124" calcext:value-type="float">
            <text:p>0.17124</text:p>
          </table:table-cell>
          <table:table-cell office:value-type="float" office:value="-0.10042" calcext:value-type="float">
            <text:p>-0.10042</text:p>
          </table:table-cell>
          <table:table-cell office:value-type="float" office:value="-0.31919" calcext:value-type="float">
            <text:p>-0.31919</text:p>
          </table:table-cell>
          <table:table-cell office:value-type="float" office:value="0.06559" calcext:value-type="float">
            <text:p>0.0655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mean</text:p>
          </table:table-cell>
          <table:table-cell office:value-type="float" office:value="0.22202" calcext:value-type="float">
            <text:p>0.22202</text:p>
          </table:table-cell>
          <table:table-cell office:value-type="float" office:value="0.03683" calcext:value-type="float">
            <text:p>0.03683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-0.06908" calcext:value-type="float">
            <text:p>-0.06908</text:p>
          </table:table-cell>
          <table:table-cell table:formula="of:=SUM([.B26:.F26])" office:value-type="percentage" office:value="0.27593" calcext:value-type="percentage">
            <text:p>27.59%</text:p>
          </table:table-cell>
          <table:table-cell office:value-type="float" office:value="-0.36432" calcext:value-type="float">
            <text:p>-0.36432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-0.03566" calcext:value-type="float">
            <text:p>-0.03566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-0.22196" calcext:value-type="float">
            <text:p>-0.22196</text:p>
          </table:table-cell>
          <table:table-cell office:value-type="float" office:value="-0.29461" calcext:value-type="float">
            <text:p>-0.29461</text:p>
          </table:table-cell>
          <table:table-cell office:value-type="float" office:value="-0.08387" calcext:value-type="float">
            <text:p>-0.08387</text:p>
          </table:table-cell>
          <table:table-cell office:value-type="float" office:value="-0.07714" calcext:value-type="float">
            <text:p>-0.07714</text:p>
          </table:table-cell>
          <table:table-cell office:value-type="float" office:value="-0.02286" calcext:value-type="float">
            <text:p>-0.02286</text:p>
          </table:table-cell>
          <table:table-cell office:value-type="float" office:value="0.11944" calcext:value-type="float">
            <text:p>0.1194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-0.02667" calcext:value-type="float">
            <text:p>-0.02667</text:p>
          </table:table-cell>
          <table:table-cell office:value-type="float" office:value="-0.24534" calcext:value-type="float">
            <text:p>-0.24534</text:p>
          </table:table-cell>
          <table:table-cell office:value-type="float" office:value="0.22781" calcext:value-type="float">
            <text:p>0.22781</text:p>
          </table:table-cell>
          <table:table-cell office:value-type="float" office:value="0.47244" calcext:value-type="float">
            <text:p>0.47244</text:p>
          </table:table-cell>
          <table:table-cell office:value-type="float" office:value="0.15211" calcext:value-type="float">
            <text:p>0.15211</text:p>
          </table:table-cell>
          <table:table-cell office:value-type="float" office:value="-0.32052" calcext:value-type="float">
            <text:p>-0.32052</text:p>
          </table:table-cell>
          <table:table-cell office:value-type="float" office:value="0.0463" calcext:value-type="float">
            <text:p>0.0463</text:p>
          </table:table-cell>
          <table:table-cell office:value-type="float" office:value="-0.04797" calcext:value-type="float">
            <text:p>-0.04797</text:p>
          </table:table-cell>
          <table:table-cell office:value-type="float" office:value="-0.13604" calcext:value-type="float">
            <text:p>-0.13604</text:p>
          </table:table-cell>
          <table:table-cell office:value-type="float" office:value="-0.38575" calcext:value-type="float">
            <text:p>-0.38575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-0.00434" calcext:value-type="float">
            <text:p>-0.0043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55" calcext:value-type="float">
            <text:p>-0.00055</text:p>
          </table:table-cell>
          <table:table-cell office:value-type="float" office:value="-0.00022" calcext:value-type="float">
            <text:p>-0.000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median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31494" calcext:value-type="float">
            <text:p>0.31494</text:p>
          </table:table-cell>
          <table:table-cell office:value-type="float" office:value="-0.04193" calcext:value-type="float">
            <text:p>-0.04193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-0.14929" calcext:value-type="float">
            <text:p>-0.14929</text:p>
          </table:table-cell>
          <table:table-cell table:formula="of:=SUM([.B27:.F27])" office:value-type="percentage" office:value="0.19174" calcext:value-type="percentage">
            <text:p>19.17%</text:p>
          </table:table-cell>
          <table:table-cell office:value-type="float" office:value="0.04857" calcext:value-type="float">
            <text:p>0.04857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-0.01789" calcext:value-type="float">
            <text:p>-0.01789</text:p>
          </table:table-cell>
          <table:table-cell office:value-type="float" office:value="-0.07556" calcext:value-type="float">
            <text:p>-0.07556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8361" calcext:value-type="float">
            <text:p>0.08361</text:p>
          </table:table-cell>
          <table:table-cell office:value-type="float" office:value="0.04543" calcext:value-type="float">
            <text:p>0.04543</text:p>
          </table:table-cell>
          <table:table-cell office:value-type="float" office:value="0.05197" calcext:value-type="float">
            <text:p>0.05197</text:p>
          </table:table-cell>
          <table:table-cell office:value-type="float" office:value="-0.03413" calcext:value-type="float">
            <text:p>-0.03413</text:p>
          </table:table-cell>
          <table:table-cell office:value-type="float" office:value="-0.10406" calcext:value-type="float">
            <text:p>-0.10406</text:p>
          </table:table-cell>
          <table:table-cell office:value-type="float" office:value="0.16155" calcext:value-type="float">
            <text:p>0.16155</text:p>
          </table:table-cell>
          <table:table-cell office:value-type="float" office:value="0.04251" calcext:value-type="float">
            <text:p>0.04251</text:p>
          </table:table-cell>
          <table:table-cell office:value-type="float" office:value="-0.02017" calcext:value-type="float">
            <text:p>-0.0201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16973" calcext:value-type="float">
            <text:p>0.16973</text:p>
          </table:table-cell>
          <table:table-cell office:value-type="float" office:value="-0.13143" calcext:value-type="float">
            <text:p>-0.13143</text:p>
          </table:table-cell>
          <table:table-cell office:value-type="float" office:value="0.18074" calcext:value-type="float">
            <text:p>0.18074</text:p>
          </table:table-cell>
          <table:table-cell office:value-type="float" office:value="0.11087" calcext:value-type="float">
            <text:p>0.11087</text:p>
          </table:table-cell>
          <table:table-cell office:value-type="float" office:value="0.16658" calcext:value-type="float">
            <text:p>0.16658</text:p>
          </table:table-cell>
          <table:table-cell office:value-type="float" office:value="0.29666" calcext:value-type="float">
            <text:p>0.29666</text:p>
          </table:table-cell>
          <table:table-cell office:value-type="float" office:value="-0.61837" calcext:value-type="float">
            <text:p>-0.61837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-0.10459" calcext:value-type="float">
            <text:p>-0.10459</text:p>
          </table:table-cell>
          <table:table-cell office:value-type="float" office:value="-0.02431" calcext:value-type="float">
            <text:p>-0.02431</text:p>
          </table:table-cell>
          <table:table-cell office:value-type="float" office:value="-0.00917" calcext:value-type="float">
            <text:p>-0.00917</text:p>
          </table:table-cell>
          <table:table-cell office:value-type="float" office:value="-0.00452" calcext:value-type="float">
            <text:p>-0.00452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-0.00053" calcext:value-type="float">
            <text:p>-0.00053</text:p>
          </table:table-cell>
          <table:table-cell office:value-type="float" office:value="-0.0005" calcext:value-type="float">
            <text:p>-0.00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mode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-0.03261" calcext:value-type="float">
            <text:p>-0.03261</text:p>
          </table:table-cell>
          <table:table-cell office:value-type="float" office:value="0.01759" calcext:value-type="float">
            <text:p>0.01759</text:p>
          </table:table-cell>
          <table:table-cell table:formula="of:=SUM([.B28:.F28])" office:value-type="percentage" office:value="0.23173" calcext:value-type="percentage">
            <text:p>23.17%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-0.28967" calcext:value-type="float">
            <text:p>-0.28967</text:p>
          </table:table-cell>
          <table:table-cell office:value-type="float" office:value="0.15513" calcext:value-type="float">
            <text:p>0.15513</text:p>
          </table:table-cell>
          <table:table-cell office:value-type="float" office:value="0.34397" calcext:value-type="float">
            <text:p>0.34397</text:p>
          </table:table-cell>
          <table:table-cell office:value-type="float" office:value="0.70173" calcext:value-type="float">
            <text:p>0.70173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-0.23479" calcext:value-type="float">
            <text:p>-0.23479</text:p>
          </table:table-cell>
          <table:table-cell office:value-type="float" office:value="-0.02928" calcext:value-type="float">
            <text:p>-0.0292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7949" calcext:value-type="float">
            <text:p>0.07949</text:p>
          </table:table-cell>
          <table:table-cell office:value-type="float" office:value="-0.39573" calcext:value-type="float">
            <text:p>-0.39573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-0.05147" calcext:value-type="float">
            <text:p>-0.05147</text:p>
          </table:table-cell>
          <table:table-cell office:value-type="float" office:value="-0.04637" calcext:value-type="float">
            <text:p>-0.04637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-0.03212" calcext:value-type="float">
            <text:p>-0.03212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-0.01226" calcext:value-type="float">
            <text:p>-0.01226</text:p>
          </table:table-cell>
          <table:table-cell office:value-type="float" office:value="-0.01949" calcext:value-type="float">
            <text:p>-0.01949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-0.00193" calcext:value-type="float">
            <text:p>-0.00193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021" calcext:value-type="float">
            <text:p>-0.00021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-0.00004" calcext:value-type="float">
            <text:p>-4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iqr</text:p>
          </table:table-cell>
          <table:table-cell office:value-type="float" office:value="0.06295" calcext:value-type="float">
            <text:p>0.06295</text:p>
          </table:table-cell>
          <table:table-cell office:value-type="float" office:value="0.3147" calcext:value-type="float">
            <text:p>0.3147</text:p>
          </table:table-cell>
          <table:table-cell office:value-type="float" office:value="-0.02758" calcext:value-type="float">
            <text:p>-0.02758</text:p>
          </table:table-cell>
          <table:table-cell office:value-type="float" office:value="-0.00912" calcext:value-type="float">
            <text:p>-0.00912</text:p>
          </table:table-cell>
          <table:table-cell office:value-type="float" office:value="-0.11681" calcext:value-type="float">
            <text:p>-0.11681</text:p>
          </table:table-cell>
          <table:table-cell table:formula="of:=SUM([.B29:.F29])" office:value-type="percentage" office:value="0.22414" calcext:value-type="percentage">
            <text:p>22.41%</text:p>
          </table:table-cell>
          <table:table-cell office:value-type="float" office:value="0.03759" calcext:value-type="float">
            <text:p>0.03759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-0.00402" calcext:value-type="float">
            <text:p>-0.00402</text:p>
          </table:table-cell>
          <table:table-cell office:value-type="float" office:value="-0.01723" calcext:value-type="float">
            <text:p>-0.01723</text:p>
          </table:table-cell>
          <table:table-cell office:value-type="float" office:value="-0.06584" calcext:value-type="float">
            <text:p>-0.06584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-0.09164" calcext:value-type="float">
            <text:p>-0.09164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30622" calcext:value-type="float">
            <text:p>0.30622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-0.02397" calcext:value-type="float">
            <text:p>-0.02397</text:p>
          </table:table-cell>
          <table:table-cell office:value-type="float" office:value="0.09601" calcext:value-type="float">
            <text:p>0.09601</text:p>
          </table:table-cell>
          <table:table-cell office:value-type="float" office:value="0.13697" calcext:value-type="float">
            <text:p>0.13697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07957" calcext:value-type="float">
            <text:p>0.07957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-0.04513" calcext:value-type="float">
            <text:p>-0.04513</text:p>
          </table:table-cell>
          <table:table-cell office:value-type="float" office:value="-0.7652" calcext:value-type="float">
            <text:p>-0.7652</text:p>
          </table:table-cell>
          <table:table-cell office:value-type="float" office:value="-0.22928" calcext:value-type="float">
            <text:p>-0.22928</text:p>
          </table:table-cell>
          <table:table-cell office:value-type="float" office:value="-0.21785" calcext:value-type="float">
            <text:p>-0.21785</text:p>
          </table:table-cell>
          <table:table-cell office:value-type="float" office:value="0.15796" calcext:value-type="float">
            <text:p>0.1579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092" calcext:value-type="float">
            <text:p>0.0009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stdev</text:p>
          </table:table-cell>
          <table:table-cell office:value-type="float" office:value="0.23634" calcext:value-type="float">
            <text:p>0.23634</text:p>
          </table:table-cell>
          <table:table-cell office:value-type="float" office:value="-0.04796" calcext:value-type="float">
            <text:p>-0.04796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518" calcext:value-type="float">
            <text:p>0.02518</text:p>
          </table:table-cell>
          <table:table-cell table:formula="of:=SUM([.B30:.F30])" office:value-type="percentage" office:value="0.20824" calcext:value-type="percentage">
            <text:p>20.82%</text:p>
          </table:table-cell>
          <table:table-cell office:value-type="float" office:value="-0.1957" calcext:value-type="float">
            <text:p>-0.1957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5805" calcext:value-type="float">
            <text:p>0.05805</text:p>
          </table:table-cell>
          <table:table-cell office:value-type="float" office:value="-0.00259" calcext:value-type="float">
            <text:p>-0.00259</text:p>
          </table:table-cell>
          <table:table-cell office:value-type="float" office:value="-0.03104" calcext:value-type="float">
            <text:p>-0.03104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-0.28003" calcext:value-type="float">
            <text:p>-0.28003</text:p>
          </table:table-cell>
          <table:table-cell office:value-type="float" office:value="-0.36892" calcext:value-type="float">
            <text:p>-0.36892</text:p>
          </table:table-cell>
          <table:table-cell office:value-type="float" office:value="-0.07924" calcext:value-type="float">
            <text:p>-0.07924</text:p>
          </table:table-cell>
          <table:table-cell office:value-type="float" office:value="-0.12494" calcext:value-type="float">
            <text:p>-0.12494</text:p>
          </table:table-cell>
          <table:table-cell office:value-type="float" office:value="-0.13716" calcext:value-type="float">
            <text:p>-0.13716</text:p>
          </table:table-cell>
          <table:table-cell office:value-type="float" office:value="0.06328" calcext:value-type="float">
            <text:p>0.0632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0.38696" calcext:value-type="float">
            <text:p>0.3869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08684" calcext:value-type="float">
            <text:p>0.08684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18619" calcext:value-type="float">
            <text:p>0.18619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59276" calcext:value-type="float">
            <text:p>0.59276</text:p>
          </table:table-cell>
          <table:table-cell office:value-type="float" office:value="-0.05749" calcext:value-type="float">
            <text:p>-0.05749</text:p>
          </table:table-cell>
          <table:table-cell office:value-type="float" office:value="-0.01838" calcext:value-type="float">
            <text:p>-0.01838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-0.00026" calcext:value-type="float">
            <text:p>-0.00026</text:p>
          </table:table-cell>
          <table:table-cell office:value-type="float" office:value="0.0004" calcext:value-type="float">
            <text:p>0.000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min</text:p>
          </table:table-cell>
          <table:table-cell office:value-type="float" office:value="-0.00423" calcext:value-type="float">
            <text:p>-0.00423</text:p>
          </table:table-cell>
          <table:table-cell office:value-type="float" office:value="-0.01929" calcext:value-type="float">
            <text:p>-0.01929</text:p>
          </table:table-cell>
          <table:table-cell office:value-type="float" office:value="0.10953" calcext:value-type="float">
            <text:p>0.10953</text:p>
          </table:table-cell>
          <table:table-cell office:value-type="float" office:value="0.29722" calcext:value-type="float">
            <text:p>0.29722</text:p>
          </table:table-cell>
          <table:table-cell office:value-type="float" office:value="0.07807" calcext:value-type="float">
            <text:p>0.07807</text:p>
          </table:table-cell>
          <table:table-cell table:formula="of:=SUM([.B31:.F31])" office:value-type="percentage" office:value="0.4613" calcext:value-type="percentage">
            <text:p>46.13%</text:p>
          </table:table-cell>
          <table:table-cell office:value-type="float" office:value="-0.05776" calcext:value-type="float">
            <text:p>-0.05776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2469" calcext:value-type="float">
            <text:p>0.02469</text:p>
          </table:table-cell>
          <table:table-cell office:value-type="float" office:value="-0.32233" calcext:value-type="float">
            <text:p>-0.32233</text:p>
          </table:table-cell>
          <table:table-cell office:value-type="float" office:value="0.14009" calcext:value-type="float">
            <text:p>0.14009</text:p>
          </table:table-cell>
          <table:table-cell office:value-type="float" office:value="0.86141" calcext:value-type="float">
            <text:p>0.86141</text:p>
          </table:table-cell>
          <table:table-cell office:value-type="float" office:value="0.08758" calcext:value-type="float">
            <text:p>0.08758</text:p>
          </table:table-cell>
          <table:table-cell office:value-type="float" office:value="-0.00685" calcext:value-type="float">
            <text:p>-0.00685</text:p>
          </table:table-cell>
          <table:table-cell office:value-type="float" office:value="-0.08132" calcext:value-type="float">
            <text:p>-0.08132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-0.01558" calcext:value-type="float">
            <text:p>-0.01558</text:p>
          </table:table-cell>
          <table:table-cell office:value-type="float" office:value="-0.04418" calcext:value-type="float">
            <text:p>-0.04418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-0.00544" calcext:value-type="float">
            <text:p>-0.0054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-0.00172" calcext:value-type="float">
            <text:p>-0.00172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-0.00098" calcext:value-type="float">
            <text:p>-0.00098</text:p>
          </table:table-cell>
          <table:table-cell office:value-type="float" office:value="0.00006" calcext:value-type="float">
            <text:p>6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max</text:p>
          </table:table-cell>
          <table:table-cell office:value-type="float" office:value="0.20598" calcext:value-type="float">
            <text:p>0.20598</text:p>
          </table:table-cell>
          <table:table-cell office:value-type="float" office:value="-0.02581" calcext:value-type="float">
            <text:p>-0.02581</text:p>
          </table:table-cell>
          <table:table-cell office:value-type="float" office:value="-0.27596" calcext:value-type="float">
            <text:p>-0.27596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1576" calcext:value-type="float">
            <text:p>0.1576</text:p>
          </table:table-cell>
          <table:table-cell table:formula="of:=SUM([.B32:.F32])" office:value-type="percentage" office:value="0.13863" calcext:value-type="percentage">
            <text:p>13.86%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0507" calcext:value-type="float">
            <text:p>-0.00507</text:p>
          </table:table-cell>
          <table:table-cell office:value-type="float" office:value="-0.02249" calcext:value-type="float">
            <text:p>-0.02249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2259" calcext:value-type="float">
            <text:p>-0.02259</text:p>
          </table:table-cell>
          <table:table-cell office:value-type="float" office:value="-0.05485" calcext:value-type="float">
            <text:p>-0.05485</text:p>
          </table:table-cell>
          <table:table-cell office:value-type="float" office:value="-0.07848" calcext:value-type="float">
            <text:p>-0.07848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-0.04761" calcext:value-type="float">
            <text:p>-0.04761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48147" calcext:value-type="float">
            <text:p>0.48147</text:p>
          </table:table-cell>
          <table:table-cell office:value-type="float" office:value="-0.00073" calcext:value-type="float">
            <text:p>-0.00073</text:p>
          </table:table-cell>
          <table:table-cell office:value-type="float" office:value="-0.01368" calcext:value-type="float">
            <text:p>-0.01368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-0.08024" calcext:value-type="float">
            <text:p>-0.08024</text:p>
          </table:table-cell>
          <table:table-cell office:value-type="float" office:value="-0.21315" calcext:value-type="float">
            <text:p>-0.21315</text:p>
          </table:table-cell>
          <table:table-cell office:value-type="float" office:value="-0.09059" calcext:value-type="float">
            <text:p>-0.09059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-0.03205" calcext:value-type="float">
            <text:p>-0.03205</text:p>
          </table:table-cell>
          <table:table-cell office:value-type="float" office:value="-0.04778" calcext:value-type="float">
            <text:p>-0.04778</text:p>
          </table:table-cell>
          <table:table-cell office:value-type="float" office:value="-0.06821" calcext:value-type="float">
            <text:p>-0.06821</text:p>
          </table:table-cell>
          <table:table-cell office:value-type="float" office:value="-0.15096" calcext:value-type="float">
            <text:p>-0.1509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-0.00013" calcext:value-type="float">
            <text:p>-0.0001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celeration-range</text:p>
          </table:table-cell>
          <table:table-cell office:value-type="float" office:value="0.20598" calcext:value-type="float">
            <text:p>0.20598</text:p>
          </table:table-cell>
          <table:table-cell office:value-type="float" office:value="-0.02581" calcext:value-type="float">
            <text:p>-0.02581</text:p>
          </table:table-cell>
          <table:table-cell office:value-type="float" office:value="-0.27596" calcext:value-type="float">
            <text:p>-0.27596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1576" calcext:value-type="float">
            <text:p>0.1576</text:p>
          </table:table-cell>
          <table:table-cell table:formula="of:=SUM([.B33:.F33])" office:value-type="percentage" office:value="0.13863" calcext:value-type="percentage">
            <text:p>13.86%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0507" calcext:value-type="float">
            <text:p>-0.00507</text:p>
          </table:table-cell>
          <table:table-cell office:value-type="float" office:value="-0.02249" calcext:value-type="float">
            <text:p>-0.02249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2259" calcext:value-type="float">
            <text:p>-0.02259</text:p>
          </table:table-cell>
          <table:table-cell office:value-type="float" office:value="-0.05485" calcext:value-type="float">
            <text:p>-0.05485</text:p>
          </table:table-cell>
          <table:table-cell office:value-type="float" office:value="-0.07848" calcext:value-type="float">
            <text:p>-0.07848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-0.04761" calcext:value-type="float">
            <text:p>-0.04761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48147" calcext:value-type="float">
            <text:p>0.48147</text:p>
          </table:table-cell>
          <table:table-cell office:value-type="float" office:value="-0.00073" calcext:value-type="float">
            <text:p>-0.00073</text:p>
          </table:table-cell>
          <table:table-cell office:value-type="float" office:value="-0.01368" calcext:value-type="float">
            <text:p>-0.01368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-0.08024" calcext:value-type="float">
            <text:p>-0.08024</text:p>
          </table:table-cell>
          <table:table-cell office:value-type="float" office:value="-0.21315" calcext:value-type="float">
            <text:p>-0.21315</text:p>
          </table:table-cell>
          <table:table-cell office:value-type="float" office:value="-0.09059" calcext:value-type="float">
            <text:p>-0.09059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-0.03205" calcext:value-type="float">
            <text:p>-0.03205</text:p>
          </table:table-cell>
          <table:table-cell office:value-type="float" office:value="-0.04778" calcext:value-type="float">
            <text:p>-0.04778</text:p>
          </table:table-cell>
          <table:table-cell office:value-type="float" office:value="-0.06821" calcext:value-type="float">
            <text:p>-0.06821</text:p>
          </table:table-cell>
          <table:table-cell office:value-type="float" office:value="-0.15096" calcext:value-type="float">
            <text:p>-0.1509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-0.00013" calcext:value-type="float">
            <text:p>-0.0001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mean</text:p>
          </table:table-cell>
          <table:table-cell office:value-type="float" office:value="0.14057" calcext:value-type="float">
            <text:p>0.14057</text:p>
          </table:table-cell>
          <table:table-cell office:value-type="float" office:value="0.23223" calcext:value-type="float">
            <text:p>0.23223</text:p>
          </table:table-cell>
          <table:table-cell office:value-type="float" office:value="-0.10623" calcext:value-type="float">
            <text:p>-0.10623</text:p>
          </table:table-cell>
          <table:table-cell office:value-type="float" office:value="0.03597" calcext:value-type="float">
            <text:p>0.03597</text:p>
          </table:table-cell>
          <table:table-cell office:value-type="float" office:value="-0.185" calcext:value-type="float">
            <text:p>-0.185</text:p>
          </table:table-cell>
          <table:table-cell table:formula="of:=SUM([.B34:.F34])" office:value-type="percentage" office:value="0.11754" calcext:value-type="percentage">
            <text:p>11.75%</text:p>
          </table:table-cell>
          <table:table-cell office:value-type="float" office:value="-0.21303" calcext:value-type="float">
            <text:p>-0.2130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08533" calcext:value-type="float">
            <text:p>0.08533</text:p>
          </table:table-cell>
          <table:table-cell office:value-type="float" office:value="-0.05274" calcext:value-type="float">
            <text:p>-0.05274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-0.0892" calcext:value-type="float">
            <text:p>-0.0892</text:p>
          </table:table-cell>
          <table:table-cell office:value-type="float" office:value="-0.1664" calcext:value-type="float">
            <text:p>-0.1664</text:p>
          </table:table-cell>
          <table:table-cell office:value-type="float" office:value="-0.10383" calcext:value-type="float">
            <text:p>-0.10383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11807" calcext:value-type="float">
            <text:p>0.11807</text:p>
          </table:table-cell>
          <table:table-cell office:value-type="float" office:value="-0.17867" calcext:value-type="float">
            <text:p>-0.17867</text:p>
          </table:table-cell>
          <table:table-cell office:value-type="float" office:value="-0.00952" calcext:value-type="float">
            <text:p>-0.00952</text:p>
          </table:table-cell>
          <table:table-cell office:value-type="float" office:value="-0.12073" calcext:value-type="float">
            <text:p>-0.12073</text:p>
          </table:table-cell>
          <table:table-cell office:value-type="float" office:value="-0.54493" calcext:value-type="float">
            <text:p>-0.54493</text:p>
          </table:table-cell>
          <table:table-cell office:value-type="float" office:value="-0.1507" calcext:value-type="float">
            <text:p>-0.1507</text:p>
          </table:table-cell>
          <table:table-cell office:value-type="float" office:value="-0.44037" calcext:value-type="float">
            <text:p>-0.44037</text:p>
          </table:table-cell>
          <table:table-cell office:value-type="float" office:value="-0.19617" calcext:value-type="float">
            <text:p>-0.19617</text:p>
          </table:table-cell>
          <table:table-cell office:value-type="float" office:value="-0.20169" calcext:value-type="float">
            <text:p>-0.20169</text:p>
          </table:table-cell>
          <table:table-cell office:value-type="float" office:value="0.09187" calcext:value-type="float">
            <text:p>0.09187</text:p>
          </table:table-cell>
          <table:table-cell office:value-type="float" office:value="-0.10582" calcext:value-type="float">
            <text:p>-0.10582</text:p>
          </table:table-cell>
          <table:table-cell office:value-type="float" office:value="0.06073" calcext:value-type="float">
            <text:p>0.06073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-0.03012" calcext:value-type="float">
            <text:p>-0.03012</text:p>
          </table:table-cell>
          <table:table-cell office:value-type="float" office:value="-0.00602" calcext:value-type="float">
            <text:p>-0.0060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7" calcext:value-type="float">
            <text:p>7E-0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-0.00003" calcext:value-type="float">
            <text:p>-3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median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29841" calcext:value-type="float">
            <text:p>0.29841</text:p>
          </table:table-cell>
          <table:table-cell office:value-type="float" office:value="-0.08955" calcext:value-type="float">
            <text:p>-0.08955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-0.23589" calcext:value-type="float">
            <text:p>-0.23589</text:p>
          </table:table-cell>
          <table:table-cell table:formula="of:=SUM([.B35:.F35])" office:value-type="percentage" office:value="0.044" calcext:value-type="percentage">
            <text:p>4.40%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532" calcext:value-type="float">
            <text:p>0.02532</text:p>
          </table:table-cell>
          <table:table-cell office:value-type="float" office:value="0.04255" calcext:value-type="float">
            <text:p>0.04255</text:p>
          </table:table-cell>
          <table:table-cell office:value-type="float" office:value="-0.09013" calcext:value-type="float">
            <text:p>-0.09013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12017" calcext:value-type="float">
            <text:p>0.12017</text:p>
          </table:table-cell>
          <table:table-cell office:value-type="float" office:value="0.05219" calcext:value-type="float">
            <text:p>0.05219</text:p>
          </table:table-cell>
          <table:table-cell office:value-type="float" office:value="0.07746" calcext:value-type="float">
            <text:p>0.07746</text:p>
          </table:table-cell>
          <table:table-cell office:value-type="float" office:value="-0.02776" calcext:value-type="float">
            <text:p>-0.02776</text:p>
          </table:table-cell>
          <table:table-cell office:value-type="float" office:value="-0.09497" calcext:value-type="float">
            <text:p>-0.09497</text:p>
          </table:table-cell>
          <table:table-cell office:value-type="float" office:value="0.19349" calcext:value-type="float">
            <text:p>0.19349</text:p>
          </table:table-cell>
          <table:table-cell office:value-type="float" office:value="0.04781" calcext:value-type="float">
            <text:p>0.04781</text:p>
          </table:table-cell>
          <table:table-cell office:value-type="float" office:value="-0.03955" calcext:value-type="float">
            <text:p>-0.03955</text:p>
          </table:table-cell>
          <table:table-cell office:value-type="float" office:value="0.03438" calcext:value-type="float">
            <text:p>0.03438</text:p>
          </table:table-cell>
          <table:table-cell office:value-type="float" office:value="0.16661" calcext:value-type="float">
            <text:p>0.16661</text:p>
          </table:table-cell>
          <table:table-cell office:value-type="float" office:value="-0.02007" calcext:value-type="float">
            <text:p>-0.02007</text:p>
          </table:table-cell>
          <table:table-cell office:value-type="float" office:value="0.09766" calcext:value-type="float">
            <text:p>0.09766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13737" calcext:value-type="float">
            <text:p>0.13737</text:p>
          </table:table-cell>
          <table:table-cell office:value-type="float" office:value="0.46754" calcext:value-type="float">
            <text:p>0.46754</text:p>
          </table:table-cell>
          <table:table-cell office:value-type="float" office:value="0.17532" calcext:value-type="float">
            <text:p>0.17532</text:p>
          </table:table-cell>
          <table:table-cell office:value-type="float" office:value="-0.64838" calcext:value-type="float">
            <text:p>-0.64838</text:p>
          </table:table-cell>
          <table:table-cell office:value-type="float" office:value="0.15689" calcext:value-type="float">
            <text:p>0.15689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4" calcext:value-type="float">
            <text:p>0.0005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mode</text:p>
          </table:table-cell>
          <table:table-cell office:value-type="float" office:value="0.03698" calcext:value-type="float">
            <text:p>0.03698</text:p>
          </table:table-cell>
          <table:table-cell office:value-type="float" office:value="0.24093" calcext:value-type="float">
            <text:p>0.24093</text:p>
          </table:table-cell>
          <table:table-cell office:value-type="float" office:value="-0.06282" calcext:value-type="float">
            <text:p>-0.06282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-0.21418" calcext:value-type="float">
            <text:p>-0.21418</text:p>
          </table:table-cell>
          <table:table-cell table:formula="of:=SUM([.B36:.F36])" office:value-type="percentage" office:value="0.01372" calcext:value-type="percentage">
            <text:p>1.37%</text:p>
          </table:table-cell>
          <table:table-cell office:value-type="float" office:value="0.05265" calcext:value-type="float">
            <text:p>0.05265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0.09958" calcext:value-type="float">
            <text:p>0.09958</text:p>
          </table:table-cell>
          <table:table-cell office:value-type="float" office:value="0.26845" calcext:value-type="float">
            <text:p>0.26845</text:p>
          </table:table-cell>
          <table:table-cell office:value-type="float" office:value="0.25419" calcext:value-type="float">
            <text:p>0.25419</text:p>
          </table:table-cell>
          <table:table-cell office:value-type="float" office:value="0.09618" calcext:value-type="float">
            <text:p>0.09618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10819" calcext:value-type="float">
            <text:p>0.10819</text:p>
          </table:table-cell>
          <table:table-cell office:value-type="float" office:value="-0.06532" calcext:value-type="float">
            <text:p>-0.06532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69155" calcext:value-type="float">
            <text:p>0.69155</text:p>
          </table:table-cell>
          <table:table-cell office:value-type="float" office:value="-0.44156" calcext:value-type="float">
            <text:p>-0.44156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-0.03504" calcext:value-type="float">
            <text:p>-0.03504</text:p>
          </table:table-cell>
          <table:table-cell office:value-type="float" office:value="0.06848" calcext:value-type="float">
            <text:p>0.06848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-0.00088" calcext:value-type="float">
            <text:p>-0.00088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-0.01973" calcext:value-type="float">
            <text:p>-0.01973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-0.00787" calcext:value-type="float">
            <text:p>-0.00787</text:p>
          </table:table-cell>
          <table:table-cell office:value-type="float" office:value="-0.00168" calcext:value-type="float">
            <text:p>-0.00168</text:p>
          </table:table-cell>
          <table:table-cell office:value-type="float" office:value="-0.00118" calcext:value-type="float">
            <text:p>-0.0011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0.00006" calcext:value-type="float">
            <text:p>6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iqr</text:p>
          </table:table-cell>
          <table:table-cell office:value-type="float" office:value="0.04885" calcext:value-type="float">
            <text:p>0.04885</text:p>
          </table:table-cell>
          <table:table-cell office:value-type="float" office:value="0.29756" calcext:value-type="float">
            <text:p>0.29756</text:p>
          </table:table-cell>
          <table:table-cell office:value-type="float" office:value="-0.09413" calcext:value-type="float">
            <text:p>-0.09413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-0.23649" calcext:value-type="float">
            <text:p>-0.23649</text:p>
          </table:table-cell>
          <table:table-cell table:formula="of:=SUM([.B37:.F37])" office:value-type="percentage" office:value="0.03143" calcext:value-type="percentage">
            <text:p>3.14%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-0.10351" calcext:value-type="float">
            <text:p>-0.10351</text:p>
          </table:table-cell>
          <table:table-cell office:value-type="float" office:value="0.04955" calcext:value-type="float">
            <text:p>0.04955</text:p>
          </table:table-cell>
          <table:table-cell office:value-type="float" office:value="0.12467" calcext:value-type="float">
            <text:p>0.12467</text:p>
          </table:table-cell>
          <table:table-cell office:value-type="float" office:value="0.05104" calcext:value-type="float">
            <text:p>0.05104</text:p>
          </table:table-cell>
          <table:table-cell office:value-type="float" office:value="0.05689" calcext:value-type="float">
            <text:p>0.05689</text:p>
          </table:table-cell>
          <table:table-cell office:value-type="float" office:value="-0.04952" calcext:value-type="float">
            <text:p>-0.04952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03823" calcext:value-type="float">
            <text:p>0.03823</text:p>
          </table:table-cell>
          <table:table-cell office:value-type="float" office:value="-0.03283" calcext:value-type="float">
            <text:p>-0.03283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07835" calcext:value-type="float">
            <text:p>0.07835</text:p>
          </table:table-cell>
          <table:table-cell office:value-type="float" office:value="0.04708" calcext:value-type="float">
            <text:p>0.04708</text:p>
          </table:table-cell>
          <table:table-cell office:value-type="float" office:value="-0.05883" calcext:value-type="float">
            <text:p>-0.05883</text:p>
          </table:table-cell>
          <table:table-cell office:value-type="float" office:value="-0.01783" calcext:value-type="float">
            <text:p>-0.01783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-0.07085" calcext:value-type="float">
            <text:p>-0.07085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3504" calcext:value-type="float">
            <text:p>0.43504</text:p>
          </table:table-cell>
          <table:table-cell office:value-type="float" office:value="-0.31548" calcext:value-type="float">
            <text:p>-0.31548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-0.00298" calcext:value-type="float">
            <text:p>-0.0029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184" calcext:value-type="float">
            <text:p>-0.0018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71" calcext:value-type="float">
            <text:p>-0.0007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stdev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-0.25842" calcext:value-type="float">
            <text:p>-0.25842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9233" calcext:value-type="float">
            <text:p>0.09233</text:p>
          </table:table-cell>
          <table:table-cell table:formula="of:=SUM([.B38:.F38])" office:value-type="percentage" office:value="0.15327" calcext:value-type="percentage">
            <text:p>15.33%</text:p>
          </table:table-cell>
          <table:table-cell office:value-type="float" office:value="-0.28117" calcext:value-type="float">
            <text:p>-0.2811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-0.08226" calcext:value-type="float">
            <text:p>-0.08226</text:p>
          </table:table-cell>
          <table:table-cell office:value-type="float" office:value="-0.11754" calcext:value-type="float">
            <text:p>-0.11754</text:p>
          </table:table-cell>
          <table:table-cell office:value-type="float" office:value="-0.03664" calcext:value-type="float">
            <text:p>-0.03664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-0.12595" calcext:value-type="float">
            <text:p>-0.12595</text:p>
          </table:table-cell>
          <table:table-cell office:value-type="float" office:value="-0.59781" calcext:value-type="float">
            <text:p>-0.59781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6473" calcext:value-type="float">
            <text:p>0.06473</text:p>
          </table:table-cell>
          <table:table-cell office:value-type="float" office:value="0.16081" calcext:value-type="float">
            <text:p>0.16081</text:p>
          </table:table-cell>
          <table:table-cell office:value-type="float" office:value="-0.07716" calcext:value-type="float">
            <text:p>-0.07716</text:p>
          </table:table-cell>
          <table:table-cell office:value-type="float" office:value="-0.10809" calcext:value-type="float">
            <text:p>-0.10809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45115" calcext:value-type="float">
            <text:p>0.45115</text:p>
          </table:table-cell>
          <table:table-cell office:value-type="float" office:value="-0.10351" calcext:value-type="float">
            <text:p>-0.10351</text:p>
          </table:table-cell>
          <table:table-cell office:value-type="float" office:value="-0.02346" calcext:value-type="float">
            <text:p>-0.02346</text:p>
          </table:table-cell>
          <table:table-cell office:value-type="float" office:value="-0.12724" calcext:value-type="float">
            <text:p>-0.12724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-0.00212" calcext:value-type="float">
            <text:p>-0.002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0.00021" calcext:value-type="float">
            <text:p>-0.0002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min</text:p>
          </table:table-cell>
          <table:table-cell office:value-type="float" office:value="-0.00201" calcext:value-type="float">
            <text:p>-0.00201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5918" calcext:value-type="float">
            <text:p>0.05918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4382" calcext:value-type="float">
            <text:p>0.04382</text:p>
          </table:table-cell>
          <table:table-cell table:formula="of:=SUM([.B39:.F39])" office:value-type="percentage" office:value="0.29468" calcext:value-type="percentage">
            <text:p>29.47%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48985" calcext:value-type="float">
            <text:p>0.48985</text:p>
          </table:table-cell>
          <table:table-cell office:value-type="float" office:value="0.73229" calcext:value-type="float">
            <text:p>0.73229</text:p>
          </table:table-cell>
          <table:table-cell office:value-type="float" office:value="-0.2398" calcext:value-type="float">
            <text:p>-0.2398</text:p>
          </table:table-cell>
          <table:table-cell office:value-type="float" office:value="0.21409" calcext:value-type="float">
            <text:p>0.21409</text:p>
          </table:table-cell>
          <table:table-cell office:value-type="float" office:value="-0.26463" calcext:value-type="float">
            <text:p>-0.26463</text:p>
          </table:table-cell>
          <table:table-cell office:value-type="float" office:value="0.03074" calcext:value-type="float">
            <text:p>0.03074</text:p>
          </table:table-cell>
          <table:table-cell office:value-type="float" office:value="0.04319" calcext:value-type="float">
            <text:p>0.04319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0.05507" calcext:value-type="float">
            <text:p>-0.05507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-0.00386" calcext:value-type="float">
            <text:p>-0.00386</text:p>
          </table:table-cell>
          <table:table-cell office:value-type="float" office:value="-0.00749" calcext:value-type="float">
            <text:p>-0.00749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04" calcext:value-type="float">
            <text:p>-0.00304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-0.00119" calcext:value-type="float">
            <text:p>-0.0011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-0.00002" calcext:value-type="float">
            <text:p>-2E-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max</text:p>
          </table:table-cell>
          <table:table-cell office:value-type="float" office:value="0.13528" calcext:value-type="float">
            <text:p>0.135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-0.40016" calcext:value-type="float">
            <text:p>-0.40016</text:p>
          </table:table-cell>
          <table:table-cell office:value-type="float" office:value="0.12119" calcext:value-type="float">
            <text:p>0.12119</text:p>
          </table:table-cell>
          <table:table-cell office:value-type="float" office:value="0.21065" calcext:value-type="float">
            <text:p>0.21065</text:p>
          </table:table-cell>
          <table:table-cell table:formula="of:=SUM([.B40:.F40])" office:value-type="percentage" office:value="0.09231" calcext:value-type="percentage">
            <text:p>9.23%</text:p>
          </table:table-cell>
          <table:table-cell office:value-type="float" office:value="-0.10462" calcext:value-type="float">
            <text:p>-0.10462</text:p>
          </table:table-cell>
          <table:table-cell office:value-type="float" office:value="-0.01109" calcext:value-type="float">
            <text:p>-0.01109</text:p>
          </table:table-cell>
          <table:table-cell office:value-type="float" office:value="-0.03421" calcext:value-type="float">
            <text:p>-0.03421</text:p>
          </table:table-cell>
          <table:table-cell office:value-type="float" office:value="-0.04939" calcext:value-type="float">
            <text:p>-0.04939</text:p>
          </table:table-cell>
          <table:table-cell office:value-type="float" office:value="0.04018" calcext:value-type="float">
            <text:p>0.04018</text:p>
          </table:table-cell>
          <table:table-cell office:value-type="float" office:value="-0.01304" calcext:value-type="float">
            <text:p>-0.01304</text:p>
          </table:table-cell>
          <table:table-cell office:value-type="float" office:value="-0.07651" calcext:value-type="float">
            <text:p>-0.07651</text:p>
          </table:table-cell>
          <table:table-cell office:value-type="float" office:value="0.18857" calcext:value-type="float">
            <text:p>0.18857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06792" calcext:value-type="float">
            <text:p>0.06792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0422" calcext:value-type="float">
            <text:p>-0.0042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1632" calcext:value-type="float">
            <text:p>-0.01632</text:p>
          </table:table-cell>
          <table:table-cell office:value-type="float" office:value="0.07614" calcext:value-type="float">
            <text:p>0.07614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07338" calcext:value-type="float">
            <text:p>0.07338</text:p>
          </table:table-cell>
          <table:table-cell office:value-type="float" office:value="-0.22936" calcext:value-type="float">
            <text:p>-0.22936</text:p>
          </table:table-cell>
          <table:table-cell office:value-type="float" office:value="0.04945" calcext:value-type="float">
            <text:p>0.04945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13911" calcext:value-type="float">
            <text:p>0.13911</text:p>
          </table:table-cell>
          <table:table-cell office:value-type="float" office:value="-0.00808" calcext:value-type="float">
            <text:p>-0.00808</text:p>
          </table:table-cell>
          <table:table-cell office:value-type="float" office:value="-0.00354" calcext:value-type="float">
            <text:p>-0.0035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0.00011" calcext:value-type="float">
            <text:p>0.000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erk-range</text:p>
          </table:table-cell>
          <table:table-cell office:value-type="float" office:value="0.13528" calcext:value-type="float">
            <text:p>0.135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-0.40016" calcext:value-type="float">
            <text:p>-0.40016</text:p>
          </table:table-cell>
          <table:table-cell office:value-type="float" office:value="0.12119" calcext:value-type="float">
            <text:p>0.12119</text:p>
          </table:table-cell>
          <table:table-cell office:value-type="float" office:value="0.21065" calcext:value-type="float">
            <text:p>0.21065</text:p>
          </table:table-cell>
          <table:table-cell table:formula="of:=SUM([.B41:.F41])" office:value-type="percentage" office:value="0.09231" calcext:value-type="percentage">
            <text:p>9.23%</text:p>
          </table:table-cell>
          <table:table-cell office:value-type="float" office:value="-0.10462" calcext:value-type="float">
            <text:p>-0.10462</text:p>
          </table:table-cell>
          <table:table-cell office:value-type="float" office:value="-0.01109" calcext:value-type="float">
            <text:p>-0.01109</text:p>
          </table:table-cell>
          <table:table-cell office:value-type="float" office:value="-0.03421" calcext:value-type="float">
            <text:p>-0.03421</text:p>
          </table:table-cell>
          <table:table-cell office:value-type="float" office:value="-0.04939" calcext:value-type="float">
            <text:p>-0.04939</text:p>
          </table:table-cell>
          <table:table-cell office:value-type="float" office:value="0.04018" calcext:value-type="float">
            <text:p>0.04018</text:p>
          </table:table-cell>
          <table:table-cell office:value-type="float" office:value="-0.01304" calcext:value-type="float">
            <text:p>-0.01304</text:p>
          </table:table-cell>
          <table:table-cell office:value-type="float" office:value="-0.07651" calcext:value-type="float">
            <text:p>-0.07651</text:p>
          </table:table-cell>
          <table:table-cell office:value-type="float" office:value="0.18857" calcext:value-type="float">
            <text:p>0.18857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06792" calcext:value-type="float">
            <text:p>0.06792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0422" calcext:value-type="float">
            <text:p>-0.0042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1632" calcext:value-type="float">
            <text:p>-0.01632</text:p>
          </table:table-cell>
          <table:table-cell office:value-type="float" office:value="0.07614" calcext:value-type="float">
            <text:p>0.07614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07338" calcext:value-type="float">
            <text:p>0.07338</text:p>
          </table:table-cell>
          <table:table-cell office:value-type="float" office:value="-0.22936" calcext:value-type="float">
            <text:p>-0.22936</text:p>
          </table:table-cell>
          <table:table-cell office:value-type="float" office:value="0.04945" calcext:value-type="float">
            <text:p>0.04945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13911" calcext:value-type="float">
            <text:p>0.13911</text:p>
          </table:table-cell>
          <table:table-cell office:value-type="float" office:value="-0.00808" calcext:value-type="float">
            <text:p>-0.00808</text:p>
          </table:table-cell>
          <table:table-cell office:value-type="float" office:value="-0.00354" calcext:value-type="float">
            <text:p>-0.0035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0.00011" calcext:value-type="float">
            <text:p>0.00011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float" office:value="14.4274" calcext:value-type="float">
            <text:p>14.4274</text:p>
          </table:table-cell>
          <table:table-cell office:value-type="float" office:value="8.6657" calcext:value-type="float">
            <text:p>8.6657</text:p>
          </table:table-cell>
          <table:table-cell office:value-type="float" office:value="3.2795" calcext:value-type="float">
            <text:p>3.2795</text:p>
          </table:table-cell>
          <table:table-cell office:value-type="float" office:value="2.5681" calcext:value-type="float">
            <text:p>2.5681</text:p>
          </table:table-cell>
          <table:table-cell office:value-type="float" office:value="2.1111" calcext:value-type="float">
            <text:p>2.1111</text:p>
          </table:table-cell>
          <table:table-cell table:style-name="Default"/>
          <table:table-cell office:value-type="float" office:value="1.2142" calcext:value-type="float">
            <text:p>1.2142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rcent</text:p>
          </table:table-cell>
          <table:table-cell table:style-name="ce1" table:formula="of:=[.B43]/40" office:value-type="percentage" office:value="0.360685" calcext:value-type="percentage">
            <text:p>36.07%</text:p>
          </table:table-cell>
          <table:table-cell table:style-name="ce1" table:formula="of:=[.C43]/40" office:value-type="percentage" office:value="0.2166425" calcext:value-type="percentage">
            <text:p>21.66%</text:p>
          </table:table-cell>
          <table:table-cell table:style-name="ce1" table:formula="of:=[.D43]/40" office:value-type="percentage" office:value="0.0819875" calcext:value-type="percentage">
            <text:p>8.20%</text:p>
          </table:table-cell>
          <table:table-cell table:style-name="ce1" table:formula="of:=[.E43]/40" office:value-type="percentage" office:value="0.0642025" calcext:value-type="percentage">
            <text:p>6.42%</text:p>
          </table:table-cell>
          <table:table-cell table:style-name="ce1" table:formula="of:=[.F43]/40" office:value-type="percentage" office:value="0.0527775" calcext:value-type="percentage">
            <text:p>5.28%</text:p>
          </table:table-cell>
          <table:table-cell table:style-name="ce1"/>
          <table:table-cell table:style-name="ce1" table:formula="of:=[.H43]/40" office:value-type="percentage" office:value="0.030355" calcext:value-type="percentage">
            <text:p>3.04%</text:p>
          </table:table-cell>
          <table:table-cell table:style-name="ce1" table:formula="of:=[.I43]/40" office:value-type="percentage" office:value="0.02471" calcext:value-type="percentage">
            <text:p>2.47%</text:p>
          </table:table-cell>
          <table:table-cell table:style-name="ce1" table:formula="of:=[.J43]/40" office:value-type="percentage" office:value="0.0238" calcext:value-type="percentage">
            <text:p>2.38%</text:p>
          </table:table-cell>
          <table:table-cell table:style-name="ce1" table:formula="of:=[.K43]/40" office:value-type="percentage" office:value="0.0223225" calcext:value-type="percentage">
            <text:p>2.23%</text:p>
          </table:table-cell>
          <table:table-cell table:style-name="ce1" table:formula="of:=[.L43]/40" office:value-type="percentage" office:value="0.021355" calcext:value-type="percentage">
            <text:p>2.14%</text:p>
          </table:table-cell>
          <table:table-cell table:style-name="ce1" table:formula="of:=[.M43]/40" office:value-type="percentage" office:value="0.019855" calcext:value-type="percentage">
            <text:p>1.99%</text:p>
          </table:table-cell>
          <table:table-cell table:style-name="ce1" table:formula="of:=[.N43]/40" office:value-type="percentage" office:value="0.01729" calcext:value-type="percentage">
            <text:p>1.73%</text:p>
          </table:table-cell>
          <table:table-cell table:style-name="ce1" table:formula="of:=[.O43]/40" office:value-type="percentage" office:value="0.010905" calcext:value-type="percentage">
            <text:p>1.09%</text:p>
          </table:table-cell>
          <table:table-cell table:style-name="ce1" table:formula="of:=[.P43]/40" office:value-type="percentage" office:value="0.01028" calcext:value-type="percentage">
            <text:p>1.03%</text:p>
          </table:table-cell>
          <table:table-cell table:style-name="ce1" table:formula="of:=[.Q43]/40" office:value-type="percentage" office:value="0.009745" calcext:value-type="percentage">
            <text:p>0.97%</text:p>
          </table:table-cell>
          <table:table-cell table:style-name="ce1" table:formula="of:=[.R43]/40" office:value-type="percentage" office:value="0.0081375" calcext:value-type="percentage">
            <text:p>0.81%</text:p>
          </table:table-cell>
          <table:table-cell table:style-name="ce1" table:formula="of:=[.S43]/40" office:value-type="percentage" office:value="0.0065125" calcext:value-type="percentage">
            <text:p>0.65%</text:p>
          </table:table-cell>
          <table:table-cell table:style-name="ce1" table:formula="of:=[.T43]/40" office:value-type="percentage" office:value="0.006015" calcext:value-type="percentage">
            <text:p>0.60%</text:p>
          </table:table-cell>
          <table:table-cell table:style-name="ce1" table:formula="of:=[.U43]/40" office:value-type="percentage" office:value="0.00464" calcext:value-type="percentage">
            <text:p>0.46%</text:p>
          </table:table-cell>
          <table:table-cell table:style-name="ce1" table:formula="of:=[.V43]/40" office:value-type="percentage" office:value="0.002395" calcext:value-type="percentage">
            <text:p>0.24%</text:p>
          </table:table-cell>
          <table:table-cell table:style-name="ce1" table:formula="of:=[.W43]/40" office:value-type="percentage" office:value="0.001525" calcext:value-type="percentage">
            <text:p>0.15%</text:p>
          </table:table-cell>
          <table:table-cell table:style-name="ce1" table:formula="of:=[.X43]/40" office:value-type="percentage" office:value="0.001105" calcext:value-type="percentage">
            <text:p>0.11%</text:p>
          </table:table-cell>
          <table:table-cell table:style-name="ce1" table:formula="of:=[.Y43]/40" office:value-type="percentage" office:value="0.0008075" calcext:value-type="percentage">
            <text:p>0.08%</text:p>
          </table:table-cell>
          <table:table-cell table:style-name="ce1" table:formula="of:=[.Z43]/40" office:value-type="percentage" office:value="0.00065" calcext:value-type="percentage">
            <text:p>0.07%</text:p>
          </table:table-cell>
          <table:table-cell table:style-name="ce1" table:formula="of:=[.AA43]/40" office:value-type="percentage" office:value="0.0004925" calcext:value-type="percentage">
            <text:p>0.05%</text:p>
          </table:table-cell>
          <table:table-cell table:style-name="ce1" table:formula="of:=[.AB43]/40" office:value-type="percentage" office:value="0.0004125" calcext:value-type="percentage">
            <text:p>0.04%</text:p>
          </table:table-cell>
          <table:table-cell table:style-name="ce1" table:formula="of:=[.AC43]/40" office:value-type="percentage" office:value="0.00023" calcext:value-type="percentage">
            <text:p>0.02%</text:p>
          </table:table-cell>
          <table:table-cell table:style-name="ce1" table:formula="of:=[.AD43]/40" office:value-type="percentage" office:value="0.0000725" calcext:value-type="percentage">
            <text:p>0.01%</text:p>
          </table:table-cell>
          <table:table-cell table:style-name="ce1" table:formula="of:=[.AE43]/40" office:value-type="percentage" office:value="0.000065" calcext:value-type="percentage">
            <text:p>0.01%</text:p>
          </table:table-cell>
          <table:table-cell table:style-name="ce1" table:formula="of:=[.AF43]/40" office:value-type="percentage" office:value="0.0000225" calcext:value-type="percentage">
            <text:p>0.00%</text:p>
          </table:table-cell>
          <table:table-cell table:style-name="ce1" table:formula="of:=[.AG43]/40" office:value-type="percentage" office:value="0.000005" calcext:value-type="percentage">
            <text:p>0.00%</text:p>
          </table:table-cell>
          <table:table-cell table:style-name="ce1" table:formula="of:=[.AH43]/40" office:value-type="percentage" office:value="0" calcext:value-type="percentage">
            <text:p>0.00%</text:p>
          </table:table-cell>
          <table:table-cell table:style-name="ce1" table:formula="of:=[.AI43]/40" office:value-type="percentage" office:value="0" calcext:value-type="percentage">
            <text:p>0.00%</text:p>
          </table:table-cell>
          <table:table-cell table:style-name="ce1" table:formula="of:=[.AJ43]/40" office:value-type="percentage" office:value="0" calcext:value-type="percentage">
            <text:p>0.00%</text:p>
          </table:table-cell>
          <table:table-cell table:style-name="ce1" table:formula="of:=[.AK43]/40" office:value-type="percentage" office:value="0" calcext:value-type="percentage">
            <text:p>0.00%</text:p>
          </table:table-cell>
          <table:table-cell table:style-name="ce1" table:number-columns-repeated="987"/>
        </table:table-row>
        <table:table-row table:style-name="ro1">
          <table:table-cell office:value-type="string" calcext:value-type="string">
            <text:p>cumpercent</text:p>
          </table:table-cell>
          <table:table-cell table:style-name="ce1" table:formula="of:=[.B44]" office:value-type="percentage" office:value="0.360685" calcext:value-type="percentage">
            <text:p>36.07%</text:p>
          </table:table-cell>
          <table:table-cell table:style-name="ce1" table:formula="of:=[.B45]+[.C44]" office:value-type="percentage" office:value="0.5773275" calcext:value-type="percentage">
            <text:p>57.73%</text:p>
          </table:table-cell>
          <table:table-cell table:style-name="ce1" table:formula="of:=[.C45]+[.D44]" office:value-type="percentage" office:value="0.659315" calcext:value-type="percentage">
            <text:p>65.93%</text:p>
          </table:table-cell>
          <table:table-cell table:style-name="ce1" table:formula="of:=[.D45]+[.E44]" office:value-type="percentage" office:value="0.7235175" calcext:value-type="percentage">
            <text:p>72.35%</text:p>
          </table:table-cell>
          <table:table-cell table:style-name="ce1" table:formula="of:=[.E45]+[.F44]" office:value-type="percentage" office:value="0.776295" calcext:value-type="percentage">
            <text:p>77.63%</text:p>
          </table:table-cell>
          <table:table-cell table:style-name="ce1"/>
          <table:table-cell table:style-name="ce1" table:formula="of:=[.F45]+[.H44]" office:value-type="percentage" office:value="0.80665" calcext:value-type="percentage">
            <text:p>80.67%</text:p>
          </table:table-cell>
          <table:table-cell table:style-name="ce1" table:formula="of:=[.H45]+[.I44]" office:value-type="percentage" office:value="0.83136" calcext:value-type="percentage">
            <text:p>83.14%</text:p>
          </table:table-cell>
          <table:table-cell table:style-name="ce1" table:formula="of:=[.I45]+[.J44]" office:value-type="percentage" office:value="0.85516" calcext:value-type="percentage">
            <text:p>85.52%</text:p>
          </table:table-cell>
          <table:table-cell table:style-name="ce1" table:formula="of:=[.J45]+[.K44]" office:value-type="percentage" office:value="0.8774825" calcext:value-type="percentage">
            <text:p>87.75%</text:p>
          </table:table-cell>
          <table:table-cell table:style-name="ce1" table:formula="of:=[.K45]+[.L44]" office:value-type="percentage" office:value="0.8988375" calcext:value-type="percentage">
            <text:p>89.88%</text:p>
          </table:table-cell>
          <table:table-cell table:style-name="ce1" table:formula="of:=[.L45]+[.M44]" office:value-type="percentage" office:value="0.9186925" calcext:value-type="percentage">
            <text:p>91.87%</text:p>
          </table:table-cell>
          <table:table-cell table:style-name="ce1" table:formula="of:=[.M45]+[.N44]" office:value-type="percentage" office:value="0.9359825" calcext:value-type="percentage">
            <text:p>93.60%</text:p>
          </table:table-cell>
          <table:table-cell table:style-name="ce1" table:formula="of:=[.N45]+[.O44]" office:value-type="percentage" office:value="0.9468875" calcext:value-type="percentage">
            <text:p>94.69%</text:p>
          </table:table-cell>
          <table:table-cell table:style-name="ce1" table:formula="of:=[.O45]+[.P44]" office:value-type="percentage" office:value="0.9571675" calcext:value-type="percentage">
            <text:p>95.72%</text:p>
          </table:table-cell>
          <table:table-cell table:style-name="ce1" table:formula="of:=[.P45]+[.Q44]" office:value-type="percentage" office:value="0.9669125" calcext:value-type="percentage">
            <text:p>96.69%</text:p>
          </table:table-cell>
          <table:table-cell table:style-name="ce1" table:formula="of:=[.Q45]+[.R44]" office:value-type="percentage" office:value="0.97505" calcext:value-type="percentage">
            <text:p>97.51%</text:p>
          </table:table-cell>
          <table:table-cell table:style-name="ce1" table:formula="of:=[.R45]+[.S44]" office:value-type="percentage" office:value="0.9815625" calcext:value-type="percentage">
            <text:p>98.16%</text:p>
          </table:table-cell>
          <table:table-cell table:style-name="ce1" table:formula="of:=[.S45]+[.T44]" office:value-type="percentage" office:value="0.9875775" calcext:value-type="percentage">
            <text:p>98.76%</text:p>
          </table:table-cell>
          <table:table-cell table:style-name="ce1" table:formula="of:=[.T45]+[.U44]" office:value-type="percentage" office:value="0.9922175" calcext:value-type="percentage">
            <text:p>99.22%</text:p>
          </table:table-cell>
          <table:table-cell table:style-name="ce1" table:formula="of:=[.U45]+[.V44]" office:value-type="percentage" office:value="0.9946125" calcext:value-type="percentage">
            <text:p>99.46%</text:p>
          </table:table-cell>
          <table:table-cell table:style-name="ce1" table:formula="of:=[.V45]+[.W44]" office:value-type="percentage" office:value="0.9961375" calcext:value-type="percentage">
            <text:p>99.61%</text:p>
          </table:table-cell>
          <table:table-cell table:style-name="ce1" table:formula="of:=[.W45]+[.X44]" office:value-type="percentage" office:value="0.9972425" calcext:value-type="percentage">
            <text:p>99.72%</text:p>
          </table:table-cell>
          <table:table-cell table:style-name="ce1" table:formula="of:=[.X45]+[.Y44]" office:value-type="percentage" office:value="0.99805" calcext:value-type="percentage">
            <text:p>99.81%</text:p>
          </table:table-cell>
          <table:table-cell table:style-name="ce1" table:formula="of:=[.Y45]+[.Z44]" office:value-type="percentage" office:value="0.9987" calcext:value-type="percentage">
            <text:p>99.87%</text:p>
          </table:table-cell>
          <table:table-cell table:style-name="ce1" table:formula="of:=[.Z45]+[.AA44]" office:value-type="percentage" office:value="0.9991925" calcext:value-type="percentage">
            <text:p>99.92%</text:p>
          </table:table-cell>
          <table:table-cell table:style-name="ce1" table:formula="of:=[.AA45]+[.AB44]" office:value-type="percentage" office:value="0.999605" calcext:value-type="percentage">
            <text:p>99.96%</text:p>
          </table:table-cell>
          <table:table-cell table:style-name="ce1" table:formula="of:=[.AB45]+[.AC44]" office:value-type="percentage" office:value="0.999835" calcext:value-type="percentage">
            <text:p>99.98%</text:p>
          </table:table-cell>
          <table:table-cell table:style-name="ce1" table:formula="of:=[.AC45]+[.AD44]" office:value-type="percentage" office:value="0.9999075" calcext:value-type="percentage">
            <text:p>99.99%</text:p>
          </table:table-cell>
          <table:table-cell table:style-name="ce1" table:formula="of:=[.AD45]+[.AE44]" office:value-type="percentage" office:value="0.9999725" calcext:value-type="percentage">
            <text:p>100.00%</text:p>
          </table:table-cell>
          <table:table-cell table:style-name="ce1" table:formula="of:=[.AE45]+[.AF44]" office:value-type="percentage" office:value="0.999995" calcext:value-type="percentage">
            <text:p>100.00%</text:p>
          </table:table-cell>
          <table:table-cell table:style-name="ce1" table:formula="of:=[.AF45]+[.AG44]" office:value-type="percentage" office:value="1" calcext:value-type="percentage">
            <text:p>100.00%</text:p>
          </table:table-cell>
          <table:table-cell table:style-name="ce1" table:formula="of:=[.AG45]+[.AH44]" office:value-type="percentage" office:value="1" calcext:value-type="percentage">
            <text:p>100.00%</text:p>
          </table:table-cell>
          <table:table-cell table:style-name="ce1" table:formula="of:=[.AH45]+[.AI44]" office:value-type="percentage" office:value="1" calcext:value-type="percentage">
            <text:p>100.00%</text:p>
          </table:table-cell>
          <table:table-cell table:style-name="ce1" table:formula="of:=[.AI45]+[.AJ44]" office:value-type="percentage" office:value="1" calcext:value-type="percentage">
            <text:p>100.00%</text:p>
          </table:table-cell>
          <table:table-cell table:style-name="ce1" table:formula="of:=[.AJ45]+[.AK44]" office:value-type="percentage" office:value="1" calcext:value-type="percentage">
            <text:p>100.00%</text:p>
          </table:table-cell>
          <table:table-cell table:style-name="ce1" table:number-columns-repeated="987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table:number-columns-repeated="1024"/>
        </table:table-row>
      </table:table>
      <table:named-expressions/>
      <table:database-ranges>
        <table:database-range table:name="__Anonymous_Sheet_DB__0" table:target-range-address="all_features_except_theta_pca.AM1:all_features_except_theta_pca.A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6T23:19:08.165000000</dc:date>
    <meta:editing-duration>PT12M54S</meta:editing-duration>
    <meta:editing-cycles>3</meta:editing-cycles>
    <meta:generator>LibreOffice/6.4.7.2$Windows_X86_64 LibreOffice_project/639b8ac485750d5696d7590a72ef1b496725cfb5</meta:generator>
    <meta:document-statistic meta:table-count="1" meta:cell-count="1623" meta:object-count="0"/>
  </office:meta>
</office:document-meta>
</file>